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c18a00" officeooo:paragraph-rsid="00c18a00"/>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c18a00" style:font-size-asian="12pt" style:language-asian="tr" style:country-asian="TR" style:font-style-asian="italic" style:font-weight-asian="bold" style:font-name-complex="Times New Roman1" style:font-size-complex="12pt"/>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none" fo:font-weight="normal" officeooo:paragraph-rsid="00c18a00" style:font-size-asian="12pt" style:language-asian="tr" style:country-asian="TR" style:font-style-asian="italic" style:font-weight-asian="normal" style:font-name-complex="Times New Roman1" style:font-size-complex="12pt" style:font-style-complex="italic"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c4ba64" style:font-size-asian="12pt" style:language-asian="tr" style:country-asian="TR" style:font-style-asian="italic" style:font-weight-asian="normal" style:font-name-complex="Times New Roman1"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374a74" officeooo:paragraph-rsid="00c30c7a" style:font-size-asian="12pt" style:language-asian="tr" style:country-asian="TR" style:font-weight-asian="normal" style:font-name-complex="Times New Roman1" style:font-size-complex="12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374a74" officeooo:paragraph-rsid="005192be" style:font-size-asian="12pt" style:language-asian="tr" style:country-asian="TR" style:font-weight-asian="normal" style:font-name-complex="Times New Roman1" style:font-size-complex="12pt" style:font-weight-complex="normal"/>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c30c7a"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c4ba64" style:font-size-asian="12pt" style:font-size-complex="12pt"/>
    </style:style>
    <style:style style:name="P2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c30c7a"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c18a00" style:font-size-asian="12pt" style:language-asian="tr" style:country-asian="TR" style:font-name-complex="Times New Roman1"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c4ba64" style:font-size-asian="12pt" style:language-asian="tr" style:country-asian="TR" style:font-name-complex="Times New Roman1"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c18a00"/>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c4ba64"/>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8b0f5" style:font-size-asian="11pt" style:language-asian="tr" style:country-asian="TR" style:font-weight-asian="normal" style:font-name-complex="Times New Roman1" style:font-size-complex="11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c4ba64" style:font-size-asian="12pt" style:language-asian="tr" style:country-asian="TR" style:font-name-complex="Times New Roman1"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c4ba64" style:font-size-asian="12pt" style:language-asian="tr" style:country-asian="TR" style:font-style-asian="italic" style:font-weight-asian="bold" style:font-name-complex="Times New Roman1"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none" fo:font-weight="normal" officeooo:paragraph-rsid="00c4ba64" style:font-size-asian="12pt" style:language-asian="tr" style:country-asian="TR" style:font-style-asian="italic" style:font-weight-asian="normal" style:font-name-complex="Times New Roman1" style:font-size-complex="12pt" style:font-style-complex="italic"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c4ba64"/>
    </style:style>
    <style:style style:name="P4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c4ba64" officeooo:paragraph-rsid="00c4ba64" style:font-size-asian="11pt" style:language-asian="tr" style:country-asian="TR" style:font-weight-asian="normal" style:font-name-complex="Times New Roman1" style:font-size-complex="11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8b0f5" style:font-size-asian="11pt" style:font-size-complex="11pt"/>
    </style:style>
    <style:style style:name="P4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c4ba64" style:font-size-asian="12pt" style:language-asian="tr" style:country-asian="TR" style:font-style-asian="italic" style:font-weight-asian="bold" style:font-name-complex="Times New Roman1"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none" fo:font-weight="normal" officeooo:paragraph-rsid="00c4ba64" style:font-size-asian="12pt" style:language-asian="tr" style:country-asian="TR" style:font-style-asian="italic" style:font-weight-asian="normal" style:font-name-complex="Times New Roman1" style:font-size-complex="12pt" style:font-style-complex="italic"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c4ba64"/>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496a67" officeooo:paragraph-rsid="00496a67" style:font-size-asian="12pt" style:language-asian="tr" style:country-asian="TR" style:font-style-asian="normal" style:font-name-complex="Times New Roman1"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374a74" officeooo:paragraph-rsid="00c9f966" style:font-size-asian="12pt" style:language-asian="tr" style:country-asian="TR" style:font-weight-asian="normal" style:font-name-complex="Times New Roman1" style:font-size-complex="12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paragraph-rsid="00c4ba64" style:font-size-asian="12pt" style:language-asian="tr" style:country-asian="TR" style:font-weight-asian="normal" style:font-name-complex="Times New Roman1" style:font-size-complex="12pt" style:font-weight-complex="normal"/>
    </style:style>
    <style:style style:name="P6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c30c7a" style:font-size-asian="12pt" style:font-weight-asian="normal" style:font-name-complex="Times New Roman" style:font-size-complex="12pt" style:font-weight-complex="normal"/>
    </style:style>
    <style:style style:name="P6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c9f966" style:font-size-asian="12pt" style:font-size-complex="12pt"/>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f62ef" style:font-weight-asian="normal" style:font-weight-complex="normal"/>
    </style:style>
    <style:style style:name="T5" style:family="text">
      <style:text-properties fo:font-weight="normal" officeooo:rsid="00443595" style:font-weight-asian="normal" style:font-weight-complex="normal"/>
    </style:style>
    <style:style style:name="T6" style:family="text">
      <style:text-properties fo:font-weight="normal" officeooo:rsid="004d17d8" style:font-weight-asian="normal" style:font-weight-complex="normal"/>
    </style:style>
    <style:style style:name="T7" style:family="text">
      <style:text-properties fo:font-weight="normal" officeooo:rsid="0075a0c7" style:font-weight-asian="normal" style:font-weight-complex="normal"/>
    </style:style>
    <style:style style:name="T8" style:family="text">
      <style:text-properties fo:font-weight="normal" officeooo:rsid="002b0bb3" style:font-weight-asian="normal" style:font-weight-complex="normal"/>
    </style:style>
    <style:style style:name="T9" style:family="text">
      <style:text-properties fo:font-weight="normal" officeooo:rsid="00276427" style:font-weight-asian="normal" style:font-name-complex="Times New Roman"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89ada2" style:language-asian="tr" style:country-asian="TR" style:font-weight-asian="normal" style:font-name-complex="Times New Roman1" style:font-weight-complex="normal"/>
    </style:style>
    <style:style style:name="T16" style:family="text">
      <style:text-properties fo:font-weight="normal" officeooo:rsid="005e877f" style:language-asian="tr" style:country-asian="TR" style:font-weight-asian="normal" style:font-name-complex="Times New Roman1" style:font-weight-complex="normal"/>
    </style:style>
    <style:style style:name="T17" style:family="text">
      <style:text-properties fo:font-weight="normal" officeooo:rsid="007c47bc" style:language-asian="tr" style:country-asian="TR" style:font-weight-asian="normal" style:font-name-complex="Times New Roman1"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fo:font-weight="normal" officeooo:rsid="006fa4e9" style:language-asian="tr" style:country-asian="TR" style:font-weight-asian="normal" style:font-weight-complex="normal"/>
    </style:style>
    <style:style style:name="T22" style:family="text">
      <style:text-properties fo:font-weight="normal" officeooo:rsid="00276427" style:language-asian="tr" style:country-asian="TR" style:font-weight-asian="normal" style:font-name-complex="Times New Roman" style:font-weight-complex="normal"/>
    </style:style>
    <style:style style:name="T23" style:family="text">
      <style:text-properties officeooo:rsid="00172ad1"/>
    </style:style>
    <style:style style:name="T24" style:family="text">
      <style:text-properties officeooo:rsid="00191904"/>
    </style:style>
    <style:style style:name="T25" style:family="text">
      <style:text-properties officeooo:rsid="001b7644"/>
    </style:style>
    <style:style style:name="T26" style:family="text">
      <style:text-properties officeooo:rsid="001e1f00"/>
    </style:style>
    <style:style style:name="T27" style:family="text">
      <style:text-properties fo:font-weight="bold" style:font-weight-asian="bold" style:font-weight-complex="bold"/>
    </style:style>
    <style:style style:name="T28" style:family="text">
      <style:text-properties fo:font-weight="bold" officeooo:rsid="0024c625" style:font-weight-asian="bold" style:font-weight-complex="bold"/>
    </style:style>
    <style:style style:name="T29" style:family="text">
      <style:text-properties fo:font-weight="bold" officeooo:rsid="002572b2" style:font-weight-asian="bold" style:font-weight-complex="bold"/>
    </style:style>
    <style:style style:name="T30" style:family="text">
      <style:text-properties fo:font-weight="bold" officeooo:rsid="00275b19" style:font-weight-asian="bold" style:font-weight-complex="bold"/>
    </style:style>
    <style:style style:name="T31" style:family="text">
      <style:text-properties fo:font-weight="bold" officeooo:rsid="00298cb2" style:font-weight-asian="bold" style:font-weight-complex="bold"/>
    </style:style>
    <style:style style:name="T32" style:family="text">
      <style:text-properties fo:font-weight="bold" officeooo:rsid="002a4e45" style:font-weight-asian="bold" style:font-weight-complex="bold"/>
    </style:style>
    <style:style style:name="T33" style:family="text">
      <style:text-properties fo:font-weight="bold" officeooo:rsid="0043c25c" style:font-weight-asian="bold" style:font-weight-complex="bold"/>
    </style:style>
    <style:style style:name="T34" style:family="text">
      <style:text-properties fo:font-weight="bold" officeooo:rsid="004419e8" style:font-weight-asian="bold" style:font-weight-complex="bold"/>
    </style:style>
    <style:style style:name="T35" style:family="text">
      <style:text-properties fo:font-weight="bold" officeooo:rsid="00443595"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a1fb85" style:font-weight-asian="bold" style:font-weight-complex="bold"/>
    </style:style>
    <style:style style:name="T38" style:family="text">
      <style:text-properties fo:font-weight="bold" officeooo:rsid="0078c540" style:font-weight-asian="bold" style:font-weight-complex="bold"/>
    </style:style>
    <style:style style:name="T39" style:family="text">
      <style:text-properties fo:font-weight="bold" officeooo:rsid="007c47bc" style:font-weight-asian="bold" style:font-weight-complex="bold"/>
    </style:style>
    <style:style style:name="T40" style:family="text">
      <style:text-properties fo:font-weight="bold" officeooo:rsid="001f62ef" style:font-weight-asian="bold" style:font-weight-complex="bold"/>
    </style:style>
    <style:style style:name="T41" style:family="text">
      <style:text-properties fo:font-weight="bold" officeooo:rsid="00c30c7a" style:font-weight-asian="bold" style:font-weight-complex="bold"/>
    </style:style>
    <style:style style:name="T42" style:family="text">
      <style:text-properties fo:font-weight="bold" officeooo:rsid="006fa4e9" style:font-weight-asian="bold" style:font-weight-complex="bold"/>
    </style:style>
    <style:style style:name="T43" style:family="text">
      <style:text-properties fo:font-weight="bold" officeooo:rsid="00799134" style:font-weight-asian="bold" style:font-weight-complex="bold"/>
    </style:style>
    <style:style style:name="T44" style:family="text">
      <style:text-properties fo:font-weight="bold" officeooo:rsid="00c9f966" style:font-weight-asian="bold" style:font-weight-complex="bold"/>
    </style:style>
    <style:style style:name="T45" style:family="text">
      <style:text-properties fo:font-weight="bold" style:language-asian="tr" style:country-asian="TR" style:font-weight-asian="bold" style:font-name-complex="Times New Roman1" style:font-weight-complex="bold"/>
    </style:style>
    <style:style style:name="T46" style:family="text">
      <style:text-properties fo:font-weight="bold" officeooo:rsid="002a4e45" style:language-asian="tr" style:country-asian="TR" style:font-weight-asian="bold" style:font-name-complex="Times New Roman1" style:font-weight-complex="bold"/>
    </style:style>
    <style:style style:name="T47" style:family="text">
      <style:text-properties fo:font-weight="bold" officeooo:rsid="00455e00" style:language-asian="tr" style:country-asian="TR" style:font-weight-asian="bold" style:font-name-complex="Times New Roman1" style:font-weight-complex="bold"/>
    </style:style>
    <style:style style:name="T48" style:family="text">
      <style:text-properties fo:font-weight="bold" officeooo:rsid="002bcdb2" style:language-asian="tr" style:country-asian="TR" style:font-weight-asian="bold" style:font-name-complex="Times New Roman1" style:font-weight-complex="bold"/>
    </style:style>
    <style:style style:name="T49" style:family="text">
      <style:text-properties fo:font-weight="bold" officeooo:rsid="003b129e" style:language-asian="tr" style:country-asian="TR" style:font-weight-asian="bold" style:font-name-complex="Times New Roman1" style:font-weight-complex="bold"/>
    </style:style>
    <style:style style:name="T50" style:family="text">
      <style:text-properties fo:font-weight="bold" officeooo:rsid="009100a2" style:language-asian="tr" style:country-asian="TR" style:font-weight-asian="bold" style:font-name-complex="Times New Roman1" style:font-weight-complex="bold"/>
    </style:style>
    <style:style style:name="T51" style:family="text">
      <style:text-properties fo:font-weight="bold" officeooo:rsid="0083f865" style:language-asian="tr" style:country-asian="TR" style:font-weight-asian="bold" style:font-name-complex="Times New Roman1" style:font-weight-complex="bold"/>
    </style:style>
    <style:style style:name="T52" style:family="text">
      <style:text-properties fo:font-weight="bold" officeooo:rsid="00632b9b" style:language-asian="tr" style:country-asian="TR" style:font-weight-asian="bold" style:font-name-complex="Times New Roman1" style:font-weight-complex="bold"/>
    </style:style>
    <style:style style:name="T53" style:family="text">
      <style:text-properties fo:font-weight="bold" officeooo:rsid="0078c540" style:language-asian="tr" style:country-asian="TR" style:font-weight-asian="bold" style:font-name-complex="Times New Roman1" style:font-weight-complex="bold"/>
    </style:style>
    <style:style style:name="T54" style:family="text">
      <style:text-properties fo:font-weight="bold" officeooo:rsid="00a1fb85" style:language-asian="tr" style:country-asian="TR" style:font-weight-asian="bold" style:font-name-complex="Times New Roman1" style:font-weight-complex="bold"/>
    </style:style>
    <style:style style:name="T55" style:family="text">
      <style:text-properties fo:font-weight="bold" officeooo:rsid="00a43a1d" style:language-asian="tr" style:country-asian="TR" style:font-weight-asian="bold" style:font-name-complex="Times New Roman1" style:font-weight-complex="bold"/>
    </style:style>
    <style:style style:name="T56" style:family="text">
      <style:text-properties fo:font-weight="bold" officeooo:rsid="006fa4e9" style:language-asian="tr" style:country-asian="TR" style:font-weight-asian="bold" style:font-name-complex="Times New Roman1" style:font-weight-complex="bold"/>
    </style:style>
    <style:style style:name="T57" style:family="text">
      <style:text-properties fo:font-weight="bold" officeooo:rsid="00b8b0f5" style:language-asian="tr" style:country-asian="TR" style:font-weight-asian="bold" style:font-name-complex="Times New Roman1" style:font-weight-complex="bold"/>
    </style:style>
    <style:style style:name="T58" style:family="text">
      <style:text-properties fo:font-weight="bold" officeooo:rsid="00c30c7a" style:language-asian="tr" style:country-asian="TR" style:font-weight-asian="bold" style:font-name-complex="Times New Roman1" style:font-weight-complex="bold"/>
    </style:style>
    <style:style style:name="T59" style:family="text">
      <style:text-properties fo:font-weight="bold" officeooo:rsid="00248930" style:language-asian="tr" style:country-asian="TR" style:font-weight-asian="bold" style:font-name-complex="Times New Roman1" style:font-weight-complex="bold"/>
    </style:style>
    <style:style style:name="T60" style:family="text">
      <style:text-properties fo:font-weight="bold" officeooo:rsid="00c9f966" style:language-asian="tr" style:country-asian="TR" style:font-weight-asian="bold" style:font-name-complex="Times New Roman1" style:font-weight-complex="bold"/>
    </style:style>
    <style:style style:name="T61" style:family="text">
      <style:text-properties fo:letter-spacing="0.011cm"/>
    </style:style>
    <style:style style:name="T62" style:family="text">
      <style:text-properties officeooo:rsid="001f62ef"/>
    </style:style>
    <style:style style:name="T63" style:family="text">
      <style:text-properties officeooo:rsid="0024c625"/>
    </style:style>
    <style:style style:name="T64" style:family="text">
      <style:text-properties fo:font-style="normal" fo:font-weight="bold" style:font-style-asian="normal" style:font-weight-asian="bold" style:font-name-complex="Times New Roman" style:font-weight-complex="bold"/>
    </style:style>
    <style:style style:name="T65" style:family="text">
      <style:text-properties fo:font-style="normal" fo:font-weight="bold" officeooo:rsid="00172ad1" style:font-style-asian="normal" style:font-weight-asian="bold" style:font-name-complex="Times New Roman" style:font-weight-complex="bold"/>
    </style:style>
    <style:style style:name="T66" style:family="text">
      <style:text-properties fo:font-style="normal" fo:font-weight="bold" officeooo:rsid="002572b2" style:font-style-asian="normal" style:font-weight-asian="bold" style:font-name-complex="Times New Roman" style:font-weight-complex="bold"/>
    </style:style>
    <style:style style:name="T67" style:family="text">
      <style:text-properties fo:font-style="normal" fo:font-weight="bold" officeooo:rsid="005192be" style:font-style-asian="normal" style:font-weight-asian="bold" style:font-name-complex="Times New Roman" style:font-weight-complex="bold"/>
    </style:style>
    <style:style style:name="T68" style:family="text">
      <style:text-properties fo:font-style="normal" fo:font-weight="bold" officeooo:rsid="00632b9b" style:font-style-asian="normal" style:font-weight-asian="bold" style:font-name-complex="Times New Roman" style:font-weight-complex="bold"/>
    </style:style>
    <style:style style:name="T69" style:family="text">
      <style:text-properties fo:font-style="normal" fo:font-weight="bold" officeooo:rsid="00821128" style:font-style-asian="normal" style:font-weight-asian="bold" style:font-name-complex="Times New Roman" style:font-weight-complex="bold"/>
    </style:style>
    <style:style style:name="T70" style:family="text">
      <style:text-properties fo:font-style="normal" fo:font-weight="bold" officeooo:rsid="006fa4e9" style:font-style-asian="normal" style:font-weight-asian="bold" style:font-name-complex="Times New Roman" style:font-weight-complex="bold"/>
    </style:style>
    <style:style style:name="T71" style:family="text">
      <style:text-properties fo:font-style="normal" fo:font-weight="bold" officeooo:rsid="00a1fb85" style:font-style-asian="normal" style:font-weight-asian="bold" style:font-name-complex="Times New Roman" style:font-weight-complex="bold"/>
    </style:style>
    <style:style style:name="T72" style:family="text">
      <style:text-properties fo:font-style="normal" fo:font-weight="bold" officeooo:rsid="00a43a1d" style:font-style-asian="normal" style:font-weight-asian="bold" style:font-name-complex="Times New Roman" style:font-weight-complex="bold"/>
    </style:style>
    <style:style style:name="T73" style:family="text">
      <style:text-properties fo:font-style="normal" fo:font-weight="bold" officeooo:rsid="00b8b0f5" style:font-style-asian="normal" style:font-weight-asian="bold" style:font-name-complex="Times New Roman" style:font-weight-complex="bold"/>
    </style:style>
    <style:style style:name="T74" style:family="text">
      <style:text-properties fo:font-style="normal" fo:font-weight="bold" officeooo:rsid="00275b19" style:font-style-asian="normal" style:font-weight-asian="bold" style:font-name-complex="Times New Roman" style:font-weight-complex="bold"/>
    </style:style>
    <style:style style:name="T75" style:family="text">
      <style:text-properties fo:font-style="normal" fo:font-weight="bold" officeooo:rsid="00c9f966" style:font-style-asian="normal" style:font-weight-asian="bold" style:font-name-complex="Times New Roman" style:font-weight-complex="bold"/>
    </style:style>
    <style:style style:name="T76" style:family="text">
      <style:text-properties fo:font-style="normal" fo:font-weight="bold" style:font-style-asian="normal" style:font-weight-asian="bold" style:font-name-complex="Times New Roman" style:font-weight-complex="normal"/>
    </style:style>
    <style:style style:name="T77" style:family="text">
      <style:text-properties fo:font-style="normal" fo:font-weight="bold" officeooo:rsid="0024c625" style:font-style-asian="normal" style:font-weight-asian="bold" style:font-name-complex="Times New Roman" style:font-weight-complex="normal"/>
    </style:style>
    <style:style style:name="T78" style:family="text">
      <style:text-properties fo:font-style="normal" fo:font-weight="bold" officeooo:rsid="002572b2" style:font-style-asian="normal" style:font-weight-asian="bold" style:font-name-complex="Times New Roman" style:font-weight-complex="normal"/>
    </style:style>
    <style:style style:name="T79" style:family="text">
      <style:text-properties fo:font-style="normal" fo:font-weight="bold" officeooo:rsid="00275b19" style:font-style-asian="normal" style:font-weight-asian="bold" style:font-name-complex="Times New Roman" style:font-weight-complex="normal"/>
    </style:style>
    <style:style style:name="T80" style:family="text">
      <style:text-properties fo:font-style="normal" fo:font-weight="bold" officeooo:rsid="00298cb2" style:font-style-asian="normal" style:font-weight-asian="bold" style:font-name-complex="Times New Roman" style:font-weight-complex="normal"/>
    </style:style>
    <style:style style:name="T81" style:family="text">
      <style:text-properties fo:font-style="normal" fo:font-weight="bold" officeooo:rsid="005192be" style:font-style-asian="normal" style:font-weight-asian="bold" style:font-name-complex="Times New Roman" style:font-weight-complex="normal"/>
    </style:style>
    <style:style style:name="T82" style:family="text">
      <style:text-properties fo:font-style="normal" fo:font-weight="bold" officeooo:rsid="0078c540" style:font-style-asian="normal" style:font-weight-asian="bold" style:font-style-complex="normal" style:font-weight-complex="normal"/>
    </style:style>
    <style:style style:name="T83" style:family="text">
      <style:text-properties fo:font-style="normal" fo:font-weight="bold" officeooo:rsid="0078c540" style:font-style-asian="normal" style:font-weight-asian="bold" style:font-style-complex="normal"/>
    </style:style>
    <style:style style:name="T84" style:family="text">
      <style:text-properties fo:font-style="normal" fo:font-weight="normal" style:font-style-asian="normal" style:font-weight-asian="normal" style:font-name-complex="Times New Roman" style:font-weight-complex="normal"/>
    </style:style>
    <style:style style:name="T85" style:family="text">
      <style:text-properties fo:font-style="normal" fo:font-weight="normal" officeooo:rsid="00172ad1" style:font-style-asian="normal" style:font-weight-asian="normal" style:font-name-complex="Times New Roman" style:font-weight-complex="normal"/>
    </style:style>
    <style:style style:name="T86" style:family="text">
      <style:text-properties fo:font-style="normal" fo:font-weight="normal" officeooo:rsid="00275b19" style:font-style-asian="normal" style:font-weight-asian="normal" style:font-name-complex="Times New Roman" style:font-weight-complex="normal"/>
    </style:style>
    <style:style style:name="T87" style:family="text">
      <style:text-properties fo:font-style="normal" fo:font-weight="normal" officeooo:rsid="0043c25c" style:font-style-asian="normal" style:font-weight-asian="normal" style:font-name-complex="Times New Roman" style:font-weight-complex="normal"/>
    </style:style>
    <style:style style:name="T88" style:family="text">
      <style:text-properties fo:font-style="normal" fo:font-weight="normal" officeooo:rsid="002572b2" style:font-style-asian="normal" style:font-weight-asian="normal" style:font-name-complex="Times New Roman" style:font-weight-complex="normal"/>
    </style:style>
    <style:style style:name="T89" style:family="text">
      <style:text-properties fo:font-style="normal" fo:font-weight="normal" officeooo:rsid="00455e00" style:font-style-asian="normal" style:font-weight-asian="normal" style:font-name-complex="Times New Roman" style:font-weight-complex="normal"/>
    </style:style>
    <style:style style:name="T90" style:family="text">
      <style:text-properties fo:font-style="normal" fo:font-weight="normal" officeooo:rsid="0047d350" style:font-style-asian="normal" style:font-weight-asian="normal" style:font-name-complex="Times New Roman" style:font-weight-complex="normal"/>
    </style:style>
    <style:style style:name="T91" style:family="text">
      <style:text-properties fo:font-style="normal" fo:font-weight="normal" officeooo:rsid="007390b8" style:font-style-asian="normal" style:font-weight-asian="normal" style:font-name-complex="Times New Roman" style:font-weight-complex="normal"/>
    </style:style>
    <style:style style:name="T92"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93" style:family="text">
      <style:text-properties fo:font-style="normal" fo:font-weight="normal" officeooo:rsid="0078c540" style:language-asian="tr" style:country-asian="TR" style:font-style-asian="normal" style:font-weight-asian="normal" style:font-name-complex="Times New Roman1" style:font-style-complex="normal" style:font-weight-complex="normal"/>
    </style:style>
    <style:style style:name="T94" style:family="text">
      <style:text-properties fo:font-style="normal" officeooo:rsid="00172ad1" style:font-style-asian="normal" style:font-name-complex="Times New Roman" style:font-weight-complex="normal"/>
    </style:style>
    <style:style style:name="T95" style:family="text">
      <style:text-properties fo:font-style="normal" officeooo:rsid="00275b19" style:font-style-asian="normal" style:font-name-complex="Times New Roman" style:font-weight-complex="normal"/>
    </style:style>
    <style:style style:name="T96" style:family="text">
      <style:text-properties fo:font-style="normal" officeooo:rsid="0024c625" style:font-style-asian="normal" style:font-name-complex="Times New Roman" style:font-weight-complex="normal"/>
    </style:style>
    <style:style style:name="T97" style:family="text">
      <style:text-properties fo:font-style="normal" officeooo:rsid="0043c25c" style:font-style-asian="normal" style:font-name-complex="Times New Roman" style:font-weight-complex="normal"/>
    </style:style>
    <style:style style:name="T98" style:family="text">
      <style:text-properties fo:font-style="normal" officeooo:rsid="0078c540" style:font-style-asian="normal" style:font-style-complex="normal"/>
    </style:style>
    <style:style style:name="T99" style:family="text">
      <style:text-properties fo:font-style="normal" style:language-asian="tr" style:country-asian="TR" style:font-style-asian="normal" style:font-name-complex="Times New Roman1" style:font-weight-complex="normal"/>
    </style:style>
    <style:style style:name="T100" style:family="text">
      <style:text-properties fo:font-style="normal" officeooo:rsid="00496a67" style:language-asian="tr" style:country-asian="TR" style:font-style-asian="normal" style:font-name-complex="Times New Roman1" style:font-weight-complex="normal"/>
    </style:style>
    <style:style style:name="T101" style:family="text">
      <style:text-properties fo:font-style="normal" officeooo:rsid="007e3d08" style:language-asian="tr" style:country-asian="TR" style:font-style-asian="normal" style:font-name-complex="Times New Roman1" style:font-weight-complex="normal"/>
    </style:style>
    <style:style style:name="T102" style:family="text">
      <style:text-properties fo:font-style="normal" officeooo:rsid="008f180f" style:language-asian="tr" style:country-asian="TR" style:font-style-asian="normal" style:font-name-complex="Times New Roman1" style:font-weight-complex="normal"/>
    </style:style>
    <style:style style:name="T103"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4" style:family="text">
      <style:text-properties fo:language="tr" fo:country="TR" fo:font-weight="bold" officeooo:rsid="0024c625" style:font-weight-asian="bold" style:font-name-complex="Times New Roman" style:font-weight-complex="bold"/>
    </style:style>
    <style:style style:name="T105" style:family="text">
      <style:text-properties fo:language="tr" fo:country="TR" fo:font-weight="bold" officeooo:rsid="0043c25c" style:font-weight-asian="bold" style:font-name-complex="Times New Roman" style:font-weight-complex="bold"/>
    </style:style>
    <style:style style:name="T106" style:family="text">
      <style:text-properties fo:language="tr" fo:country="TR" fo:font-weight="bold" officeooo:rsid="00172ad1" style:font-weight-asian="bold" style:font-name-complex="Times New Roman" style:font-weight-complex="bold"/>
    </style:style>
    <style:style style:name="T107" style:family="text">
      <style:text-properties fo:language="tr" fo:country="TR" fo:font-weight="bold" officeooo:rsid="0024c625" style:language-asian="tr" style:country-asian="TR" style:font-weight-asian="bold" style:font-name-complex="Times New Roman" style:font-weight-complex="bold"/>
    </style:style>
    <style:style style:name="T108" style:family="text">
      <style:text-properties fo:language="tr" fo:country="TR" fo:font-weight="bold" officeooo:rsid="001cc920" style:language-asian="tr" style:country-asian="TR" style:font-weight-asian="bold" style:font-name-complex="Times New Roman" style:font-weight-complex="bold"/>
    </style:style>
    <style:style style:name="T109" style:family="text">
      <style:text-properties fo:language="tr" fo:country="TR" fo:font-style="normal" fo:font-weight="bold" officeooo:rsid="0024c625" style:language-asian="tr" style:country-asian="TR" style:font-style-asian="normal" style:font-weight-asian="bold" style:font-name-complex="Times New Roman" style:font-weight-complex="bold"/>
    </style:style>
    <style:style style:name="T110" style:family="text">
      <style:text-properties fo:language="tr" fo:country="TR" fo:font-style="normal" fo:font-weight="bold" officeooo:rsid="002a4e45" style:language-asian="tr" style:country-asian="TR" style:font-style-asian="normal" style:font-weight-asian="bold" style:font-name-complex="Times New Roman" style:font-weight-complex="bold"/>
    </style:style>
    <style:style style:name="T111" style:family="text">
      <style:text-properties fo:language="tr" fo:country="TR" fo:font-style="normal" fo:font-weight="normal" officeooo:rsid="0023f1ec" style:language-asian="tr" style:country-asian="TR" style:font-style-asian="normal" style:font-weight-asian="normal" style:font-name-complex="Times New Roman" style:font-weight-complex="normal"/>
    </style:style>
    <style:style style:name="T112" style:family="text">
      <style:text-properties fo:language="tr" fo:country="TR" fo:font-style="normal" fo:font-weight="normal" officeooo:rsid="0024c625" style:language-asian="tr" style:country-asian="TR" style:font-style-asian="normal" style:font-weight-asian="normal" style:font-name-complex="Times New Roman" style:font-weight-complex="normal"/>
    </style:style>
    <style:style style:name="T113" style:family="text">
      <style:text-properties fo:language="tr" fo:country="TR" fo:font-weight="normal" officeooo:rsid="0024c625" style:language-asian="tr" style:country-asian="TR" style:font-weight-asian="normal" style:font-name-complex="Times New Roman" style:font-weight-complex="normal"/>
    </style:style>
    <style:style style:name="T114" style:family="text">
      <style:text-properties fo:language="tr" fo:country="TR" fo:font-weight="normal" officeooo:rsid="004d17d8" style:language-asian="tr" style:country-asian="TR" style:font-weight-asian="normal" style:font-name-complex="Times New Roman" style:font-weight-complex="normal"/>
    </style:style>
    <style:style style:name="T115" style:family="text">
      <style:text-properties fo:language="tr" fo:country="TR" fo:font-weight="normal" officeooo:rsid="0023f1ec" style:language-asian="tr" style:country-asian="TR" style:font-weight-asian="normal" style:font-name-complex="Times New Roman" style:font-weight-complex="normal"/>
    </style:style>
    <style:style style:name="T116" style:family="text">
      <style:text-properties fo:language="tr" fo:country="TR" fo:font-weight="normal" officeooo:rsid="001cc920" style:language-asian="tr" style:country-asian="TR" style:font-weight-asian="normal" style:font-name-complex="Times New Roman" style:font-weight-complex="normal"/>
    </style:style>
    <style:style style:name="T117" style:family="text">
      <style:text-properties style:language-asian="tr" style:country-asian="TR" style:font-name-complex="Times New Roman1"/>
    </style:style>
    <style:style style:name="T118" style:family="text">
      <style:text-properties officeooo:rsid="00172ad1" style:language-asian="tr" style:country-asian="TR" style:font-name-complex="Times New Roman1"/>
    </style:style>
    <style:style style:name="T119" style:family="text">
      <style:text-properties officeooo:rsid="002bcdb2" style:language-asian="tr" style:country-asian="TR" style:font-name-complex="Times New Roman1"/>
    </style:style>
    <style:style style:name="T120" style:family="text">
      <style:text-properties officeooo:rsid="00310090" style:language-asian="tr" style:country-asian="TR" style:font-name-complex="Times New Roman1"/>
    </style:style>
    <style:style style:name="T121" style:family="text">
      <style:text-properties officeooo:rsid="0033b636" style:language-asian="tr" style:country-asian="TR" style:font-name-complex="Times New Roman1"/>
    </style:style>
    <style:style style:name="T122" style:family="text">
      <style:text-properties officeooo:rsid="003aa60a" style:language-asian="tr" style:country-asian="TR" style:font-name-complex="Times New Roman1"/>
    </style:style>
    <style:style style:name="T123" style:family="text">
      <style:text-properties officeooo:rsid="0013e64a" style:language-asian="tr" style:country-asian="TR" style:font-name-complex="Times New Roman1"/>
    </style:style>
    <style:style style:name="T124" style:family="text">
      <style:text-properties officeooo:rsid="003b129e" style:language-asian="tr" style:country-asian="TR" style:font-name-complex="Times New Roman1"/>
    </style:style>
    <style:style style:name="T125" style:family="text">
      <style:text-properties officeooo:rsid="0022f6e7" style:language-asian="tr" style:country-asian="TR" style:font-name-complex="Times New Roman1"/>
    </style:style>
    <style:style style:name="T126" style:family="text">
      <style:text-properties officeooo:rsid="003c9814" style:language-asian="tr" style:country-asian="TR" style:font-name-complex="Times New Roman1"/>
    </style:style>
    <style:style style:name="T127" style:family="text">
      <style:text-properties officeooo:rsid="003d13be" style:language-asian="tr" style:country-asian="TR" style:font-name-complex="Times New Roman1"/>
    </style:style>
    <style:style style:name="T128" style:family="text">
      <style:text-properties officeooo:rsid="003d6035" style:language-asian="tr" style:country-asian="TR" style:font-name-complex="Times New Roman1"/>
    </style:style>
    <style:style style:name="T129" style:family="text">
      <style:text-properties officeooo:rsid="00467d30" style:language-asian="tr" style:country-asian="TR" style:font-name-complex="Times New Roman1"/>
    </style:style>
    <style:style style:name="T130" style:family="text">
      <style:text-properties officeooo:rsid="004958df" style:language-asian="tr" style:country-asian="TR" style:font-name-complex="Times New Roman1"/>
    </style:style>
    <style:style style:name="T131" style:family="text">
      <style:text-properties officeooo:rsid="004e8cf1" style:language-asian="tr" style:country-asian="TR" style:font-name-complex="Times New Roman1"/>
    </style:style>
    <style:style style:name="T132" style:family="text">
      <style:text-properties officeooo:rsid="00455e00" style:language-asian="tr" style:country-asian="TR" style:font-name-complex="Times New Roman1"/>
    </style:style>
    <style:style style:name="T133" style:family="text">
      <style:text-properties officeooo:rsid="001c4bd1" style:language-asian="tr" style:country-asian="TR" style:font-name-complex="Times New Roman1"/>
    </style:style>
    <style:style style:name="T134" style:family="text">
      <style:text-properties officeooo:rsid="0047d350" style:language-asian="tr" style:country-asian="TR" style:font-name-complex="Times New Roman1"/>
    </style:style>
    <style:style style:name="T135" style:family="text">
      <style:text-properties officeooo:rsid="0016608b" style:language-asian="tr" style:country-asian="TR" style:font-name-complex="Times New Roman1"/>
    </style:style>
    <style:style style:name="T136" style:family="text">
      <style:text-properties officeooo:rsid="00348da0" style:language-asian="tr" style:country-asian="TR" style:font-name-complex="Times New Roman1"/>
    </style:style>
    <style:style style:name="T137" style:family="text">
      <style:text-properties officeooo:rsid="006bae34" style:language-asian="tr" style:country-asian="TR" style:font-name-complex="Times New Roman1"/>
    </style:style>
    <style:style style:name="T138" style:family="text">
      <style:text-properties officeooo:rsid="008f180f" style:language-asian="tr" style:country-asian="TR" style:font-name-complex="Times New Roman1"/>
    </style:style>
    <style:style style:name="T139" style:family="text">
      <style:text-properties officeooo:rsid="0097ef5f" style:language-asian="tr" style:country-asian="TR" style:font-name-complex="Times New Roman1"/>
    </style:style>
    <style:style style:name="T140" style:family="text">
      <style:text-properties officeooo:rsid="002b0bb3" style:language-asian="tr" style:country-asian="TR" style:font-name-complex="Times New Roman1"/>
    </style:style>
    <style:style style:name="T141" style:family="text">
      <style:text-properties officeooo:rsid="001ab6fb" style:language-asian="tr" style:country-asian="TR" style:font-name-complex="Times New Roman1"/>
    </style:style>
    <style:style style:name="T142" style:family="text">
      <style:text-properties officeooo:rsid="00875977" style:language-asian="tr" style:country-asian="TR" style:font-name-complex="Times New Roman1"/>
    </style:style>
    <style:style style:name="T143" style:family="text">
      <style:text-properties officeooo:rsid="00512536" style:language-asian="tr" style:country-asian="TR" style:font-name-complex="Times New Roman1"/>
    </style:style>
    <style:style style:name="T144" style:family="text">
      <style:text-properties officeooo:rsid="0013588f" style:language-asian="tr" style:country-asian="TR" style:font-name-complex="Times New Roman1"/>
    </style:style>
    <style:style style:name="T145" style:family="text">
      <style:text-properties officeooo:rsid="00443595" style:language-asian="tr" style:country-asian="TR" style:font-name-complex="Times New Roman1"/>
    </style:style>
    <style:style style:name="T146" style:family="text">
      <style:text-properties officeooo:rsid="006fa4e9" style:language-asian="tr" style:country-asian="TR" style:font-name-complex="Times New Roman1"/>
    </style:style>
    <style:style style:name="T147" style:family="text">
      <style:text-properties officeooo:rsid="004a1f33" style:language-asian="tr" style:country-asian="TR" style:font-name-complex="Times New Roman1"/>
    </style:style>
    <style:style style:name="T148" style:family="text">
      <style:text-properties officeooo:rsid="005e4a91" style:language-asian="tr" style:country-asian="TR" style:font-name-complex="Times New Roman1"/>
    </style:style>
    <style:style style:name="T149" style:family="text">
      <style:text-properties officeooo:rsid="00a7f9fb" style:language-asian="tr" style:country-asian="TR" style:font-name-complex="Times New Roman1"/>
    </style:style>
    <style:style style:name="T150" style:family="text">
      <style:text-properties officeooo:rsid="00b87544" style:language-asian="tr" style:country-asian="TR" style:font-name-complex="Times New Roman1"/>
    </style:style>
    <style:style style:name="T151" style:family="text">
      <style:text-properties officeooo:rsid="00c30c7a" style:language-asian="tr" style:country-asian="TR" style:font-name-complex="Times New Roman1"/>
    </style:style>
    <style:style style:name="T152" style:family="text">
      <style:text-properties officeooo:rsid="0078c540" style:language-asian="tr" style:country-asian="TR" style:font-name-complex="Times New Roman1"/>
    </style:style>
    <style:style style:name="T153" style:family="text">
      <style:text-properties style:language-asian="tr" style:country-asian="TR" style:font-name-complex="Tahoma"/>
    </style:style>
    <style:style style:name="T154" style:family="text">
      <style:text-properties officeooo:rsid="003b129e" style:language-asian="tr" style:country-asian="TR" style:font-name-complex="Tahoma"/>
    </style:style>
    <style:style style:name="T155" style:family="text">
      <style:text-properties officeooo:rsid="004958df" style:language-asian="tr" style:country-asian="TR" style:font-name-complex="Tahoma"/>
    </style:style>
    <style:style style:name="T156" style:family="text">
      <style:text-properties officeooo:rsid="006bae34" style:language-asian="tr" style:country-asian="TR" style:font-name-complex="Tahoma"/>
    </style:style>
    <style:style style:name="T157" style:family="text">
      <style:text-properties officeooo:rsid="00374a74" style:language-asian="tr" style:country-asian="TR"/>
    </style:style>
    <style:style style:name="T158" style:family="text">
      <style:text-properties officeooo:rsid="0014a809" style:language-asian="tr" style:country-asian="TR"/>
    </style:style>
    <style:style style:name="T159" style:family="text">
      <style:text-properties officeooo:rsid="00347560"/>
    </style:style>
    <style:style style:name="T160" style:family="text">
      <style:text-properties officeooo:rsid="00348da0"/>
    </style:style>
    <style:style style:name="T161" style:family="text">
      <style:text-properties officeooo:rsid="003aa60a"/>
    </style:style>
    <style:style style:name="T162" style:family="text">
      <style:text-properties officeooo:rsid="0043c25c"/>
    </style:style>
    <style:style style:name="T163" style:family="text">
      <style:text-properties officeooo:rsid="00443595"/>
    </style:style>
    <style:style style:name="T164" style:family="text">
      <style:text-properties officeooo:rsid="0047d350"/>
    </style:style>
    <style:style style:name="T165" style:family="text">
      <style:text-properties fo:font-style="italic" style:text-underline-style="solid" style:text-underline-width="auto" style:text-underline-color="font-color" fo:font-weight="bold" style:font-style-asian="italic" style:font-weight-asian="bold"/>
    </style:style>
    <style:style style:name="T1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0"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1"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style:language-asian="tr" style:country-asian="TR" style:font-style-asian="italic" style:font-weight-asian="bold" style:font-name-complex="Times New Roman1"/>
    </style:style>
    <style:style style:name="T17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5" style:family="text">
      <style:text-properties fo:font-style="italic" fo:font-weight="normal" style:language-asian="tr" style:country-asian="TR" style:font-style-asian="italic" style:font-weight-asian="normal" style:font-name-complex="Times New Roman1" style:font-weight-complex="normal"/>
    </style:style>
    <style:style style:name="T176" style:family="text">
      <style:text-properties fo:font-style="italic" fo:font-weight="normal" officeooo:rsid="005915ab" style:language-asian="tr" style:country-asian="TR" style:font-style-asian="italic" style:font-weight-asian="normal" style:font-name-complex="Times New Roman1" style:font-weight-complex="normal"/>
    </style:style>
    <style:style style:name="T177" style:family="text">
      <style:text-properties fo:font-style="italic" style:font-style-asian="italic" style:font-style-complex="italic"/>
    </style:style>
    <style:style style:name="T178" style:family="text">
      <style:text-properties fo:font-style="italic" style:language-asian="tr" style:country-asian="TR" style:font-style-asian="italic" style:font-name-complex="Times New Roman1" style:font-style-complex="italic"/>
    </style:style>
    <style:style style:name="T179" style:family="text">
      <style:text-properties fo:font-style="italic" officeooo:rsid="00496a67" style:language-asian="tr" style:country-asian="TR" style:font-style-asian="italic" style:font-name-complex="Times New Roman1" style:font-style-complex="italic" style:font-weight-complex="normal"/>
    </style:style>
    <style:style style:name="T180" style:family="text">
      <style:text-properties fo:font-style="italic" officeooo:rsid="002b0bb3" style:language-asian="tr" style:country-asian="TR" style:font-style-asian="italic" style:font-name-complex="Times New Roman1" style:font-style-complex="italic" style:font-weight-complex="normal"/>
    </style:style>
    <style:style style:name="T181" style:family="text">
      <style:text-properties fo:font-style="italic" officeooo:rsid="003b129e" style:language-asian="tr" style:country-asian="TR" style:font-style-asian="italic" style:font-name-complex="Times New Roman1" style:font-style-complex="italic"/>
    </style:style>
    <style:style style:name="T182" style:family="text">
      <style:text-properties fo:font-style="italic" officeooo:rsid="005192be" style:language-asian="tr" style:country-asian="TR" style:font-style-asian="italic" style:font-name-complex="Times New Roman1" style:font-style-complex="italic"/>
    </style:style>
    <style:style style:name="T183"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4" style:family="text">
      <style:text-properties officeooo:rsid="004c1294"/>
    </style:style>
    <style:style style:name="T185" style:family="text">
      <style:text-properties officeooo:rsid="004d17d8"/>
    </style:style>
    <style:style style:name="T186" style:family="text">
      <style:text-properties officeooo:rsid="005079a5"/>
    </style:style>
    <style:style style:name="T187" style:family="text">
      <style:text-properties officeooo:rsid="006bae34"/>
    </style:style>
    <style:style style:name="T188" style:family="text">
      <style:text-properties style:text-underline-style="solid" style:text-underline-width="auto" style:text-underline-color="font-color"/>
    </style:style>
    <style:style style:name="T189" style:family="text">
      <style:text-properties style:text-underline-style="solid" style:text-underline-width="auto" style:text-underline-color="font-color" officeooo:rsid="006bae34"/>
    </style:style>
    <style:style style:name="T190" style:family="text">
      <style:text-properties officeooo:rsid="008676e7"/>
    </style:style>
    <style:style style:name="T191"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2"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93" style:family="text">
      <style:text-properties officeooo:rsid="0097ef5f"/>
    </style:style>
    <style:style style:name="T194" style:family="text">
      <style:text-properties officeooo:rsid="00a09823"/>
    </style:style>
    <style:style style:name="T195" style:family="text">
      <style:text-properties style:font-name="Abyssinica SIL" style:language-asian="tr" style:country-asian="TR" style:font-name-complex="Times New Roman1"/>
    </style:style>
    <style:style style:name="T196" style:family="text">
      <style:text-properties style:font-name="Abyssinica SIL" officeooo:rsid="0013e64a" style:language-asian="tr" style:country-asian="TR" style:font-name-complex="Times New Roman1"/>
    </style:style>
    <style:style style:name="T197" style:family="text">
      <style:text-properties style:font-name="Abyssinica SIL" officeooo:rsid="003c3a02" style:language-asian="tr" style:country-asian="TR" style:font-name-complex="Times New Roman1"/>
    </style:style>
    <style:style style:name="T198" style:family="text">
      <style:text-properties style:font-name="Abyssinica SIL" officeooo:rsid="004958df" style:language-asian="tr" style:country-asian="TR" style:font-name-complex="Times New Roman1"/>
    </style:style>
    <style:style style:name="T199" style:family="text">
      <style:text-properties officeooo:rsid="0078c540"/>
    </style:style>
    <style:style style:name="T200" style:family="text">
      <style:text-properties officeooo:rsid="00b0e99e"/>
    </style:style>
    <style:style style:name="T201" style:family="text">
      <style:text-properties officeooo:rsid="00b1d6f4"/>
    </style:style>
    <style:style style:name="T202" style:family="text">
      <style:text-properties officeooo:rsid="00b3f9ce"/>
    </style:style>
    <style:style style:name="T203" style:family="text">
      <style:text-properties fo:font-size="12pt" style:font-size-asian="12pt" style:language-asian="tr" style:country-asian="TR" style:font-name-complex="Times New Roman1" style:font-size-complex="12pt"/>
    </style:style>
    <style:style style:name="T204" style:family="text">
      <style:text-properties fo:font-size="12pt" officeooo:rsid="0078c540" style:font-size-asian="12pt" style:language-asian="tr" style:country-asian="TR" style:font-name-complex="Times New Roman1" style:font-size-complex="12pt"/>
    </style:style>
    <style:style style:name="T205" style:family="text">
      <style:text-properties fo:font-size="12pt" officeooo:rsid="0014c035" style:font-size-asian="12pt" style:language-asian="tr" style:country-asian="TR" style:font-name-complex="Times New Roman1" style:font-size-complex="12pt"/>
    </style:style>
    <style:style style:name="T206" style:family="text">
      <style:text-properties fo:font-size="12pt" officeooo:rsid="00c9f966" style:font-size-asian="12pt" style:language-asian="tr" style:country-asian="TR" style:font-name-complex="Times New Roman1" style:font-size-complex="12pt"/>
    </style:style>
    <style:style style:name="T207"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08"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09" style:family="text">
      <style:text-properties fo:font-size="12pt" fo:font-style="italic" officeooo:rsid="005915ab" style:font-size-asian="12pt" style:language-asian="tr" style:country-asian="TR" style:font-style-asian="italic" style:font-name-complex="Times New Roman1" style:font-size-complex="12pt" style:font-style-complex="italic"/>
    </style:style>
    <style:style style:name="T210" style:family="text">
      <style:text-properties officeooo:rsid="00b87544"/>
    </style:style>
    <style:style style:name="T211" style:family="text">
      <style:text-properties style:font-name="Chilanka" fo:language="tr" fo:country="TR" fo:font-style="normal" fo:font-weight="bold" officeooo:rsid="00172ad1" style:language-asian="tr" style:country-asian="TR" style:font-style-asian="normal" style:font-weight-asian="bold" style:font-name-complex="Times New Roman" style:font-weight-complex="normal"/>
    </style:style>
    <style:style style:name="T212" style:family="text">
      <style:text-properties style:font-name="Chilanka" fo:language="tr" fo:country="TR" fo:font-style="normal" fo:font-weight="bold" officeooo:rsid="007c47bc" style:language-asian="tr" style:country-asian="TR" style:font-style-asian="normal" style:font-weight-asian="bold" style:font-name-complex="Times New Roman" style:font-weight-complex="normal"/>
    </style:style>
    <style:style style:name="T213" style:family="text">
      <style:text-properties style:font-name="Chilanka" fo:language="tr" fo:country="TR" fo:font-style="normal" fo:font-weight="normal" officeooo:rsid="00172ad1" style:language-asian="tr" style:country-asian="TR" style:font-style-asian="normal" style:font-weight-asian="normal" style:font-name-complex="Times New Roman" style:font-weight-complex="normal"/>
    </style:style>
    <style:style style:name="T214" style:family="text">
      <style:text-properties style:font-name="Chilanka" fo:language="tr" fo:country="TR" fo:font-style="normal" fo:font-weight="normal" officeooo:rsid="004c1294" style:language-asian="tr" style:country-asian="TR" style:font-style-asian="normal" style:font-weight-asian="normal" style:font-name-complex="Times New Roman" style:font-weight-complex="normal"/>
    </style:style>
    <style:style style:name="T215" style:family="text">
      <style:text-properties style:font-name="Chilanka" fo:language="tr" fo:country="TR" fo:font-style="normal" fo:font-weight="normal" officeooo:rsid="007c47bc" style:language-asian="tr" style:country-asian="TR" style:font-style-asian="normal" style:font-weight-asian="normal" style:font-name-complex="Times New Roman" style:font-weight-complex="normal"/>
    </style:style>
    <style:style style:name="T216" style:family="text">
      <style:text-properties style:font-name="Chilanka" fo:language="tr" fo:country="TR" fo:font-weight="bold" officeooo:rsid="00172ad1" style:language-asian="tr" style:country-asian="TR" style:font-weight-asian="bold" style:font-name-complex="Times New Roman" style:font-weight-complex="bold"/>
    </style:style>
    <style:style style:name="T217" style:family="text">
      <style:text-properties style:font-name="Chilanka" fo:language="tr" fo:country="TR" fo:font-weight="bold" officeooo:rsid="002bcdb2" style:language-asian="tr" style:country-asian="TR" style:font-weight-asian="bold" style:font-name-complex="Times New Roman1" style:font-weight-complex="bold"/>
    </style:style>
    <style:style style:name="T218" style:family="text">
      <style:text-properties style:font-name="Chilanka" fo:language="tr" fo:country="TR" fo:font-weight="normal" officeooo:rsid="00172ad1" style:language-asian="tr" style:country-asian="TR" style:font-weight-asian="normal" style:font-name-complex="Times New Roman" style:font-weight-complex="normal"/>
    </style:style>
    <style:style style:name="T219" style:family="text">
      <style:text-properties style:font-name="Chilanka" fo:language="tr" fo:country="TR" fo:font-weight="normal" officeooo:rsid="0043c25c" style:language-asian="tr" style:country-asian="TR" style:font-weight-asian="normal" style:font-name-complex="Times New Roman" style:font-weight-complex="normal"/>
    </style:style>
    <style:style style:name="T220" style:family="text">
      <style:text-properties style:font-name="Chilanka" fo:language="tr" fo:country="TR" fo:font-weight="normal" officeooo:rsid="007c49c4" style:language-asian="tr" style:country-asian="TR" style:font-weight-asian="normal" style:font-name-complex="Times New Roman" style:font-weight-complex="normal"/>
    </style:style>
    <style:style style:name="T221" style:family="text">
      <style:text-properties style:font-name="Chilanka" fo:language="tr" fo:country="TR" fo:font-weight="normal" officeooo:rsid="004c1294" style:language-asian="tr" style:country-asian="TR" style:font-weight-asian="normal" style:font-name-complex="Times New Roman" style:font-weight-complex="normal"/>
    </style:style>
    <style:style style:name="T222" style:family="text">
      <style:text-properties style:font-name="Chilanka" fo:language="tr" fo:country="TR" fo:font-weight="normal" officeooo:rsid="007c47bc" style:language-asian="tr" style:country-asian="TR" style:font-weight-asian="normal" style:font-name-complex="Times New Roman" style:font-weight-complex="normal"/>
    </style:style>
    <style:style style:name="T223" style:family="text">
      <style:text-properties style:font-name="Chilanka" fo:language="tr" fo:country="TR" fo:font-weight="normal" officeooo:rsid="00c18a00" style:language-asian="tr" style:country-asian="TR" style:font-weight-asian="normal" style:font-name-complex="Times New Roman" style:font-weight-complex="normal"/>
    </style:style>
    <style:style style:name="T224" style:family="text">
      <style:text-properties style:font-name="Chilanka" fo:language="tr" fo:country="TR" fo:font-weight="normal" officeooo:rsid="00c30c7a" style:language-asian="tr" style:country-asian="TR" style:font-weight-asian="normal" style:font-name-complex="Times New Roman" style:font-weight-complex="normal"/>
    </style:style>
    <style:style style:name="T225" style:family="text">
      <style:text-properties style:font-name="Chilanka" fo:language="tr" fo:country="TR" fo:font-weight="normal" officeooo:rsid="003c9814" style:language-asian="tr" style:country-asian="TR" style:font-weight-asian="normal" style:font-name-complex="Times New Roman1" style:font-weight-complex="normal"/>
    </style:style>
    <style:style style:name="T226" style:family="text">
      <style:text-properties style:font-name="Chilanka" fo:language="tr" fo:country="TR" fo:font-weight="normal" officeooo:rsid="0022f6e7" style:language-asian="tr" style:country-asian="TR" style:font-weight-asian="normal" style:font-name-complex="Times New Roman1" style:font-weight-complex="normal"/>
    </style:style>
    <style:style style:name="T227" style:family="text">
      <style:text-properties style:font-name="Chilanka" fo:language="tr" fo:country="TR" fo:font-weight="normal" officeooo:rsid="00172ad1" style:language-asian="tr" style:country-asian="TR" style:font-weight-asian="normal" style:font-name-complex="Times New Roman1" style:font-weight-complex="normal"/>
    </style:style>
    <style:style style:name="T228" style:family="text">
      <style:text-properties style:font-name="Chilanka" fo:language="tr" fo:country="TR" fo:font-weight="normal" officeooo:rsid="007c47bc" style:language-asian="tr" style:country-asian="TR" style:font-weight-asian="normal" style:font-name-complex="Times New Roman1" style:font-weight-complex="normal"/>
    </style:style>
    <style:style style:name="T229" style:family="text">
      <style:text-properties style:font-name="Chilanka" fo:language="tr" fo:country="TR" fo:font-weight="normal" officeooo:rsid="003b129e" style:language-asian="tr" style:country-asian="TR" style:font-weight-asian="normal" style:font-name-complex="Times New Roman1" style:font-weight-complex="normal"/>
    </style:style>
    <style:style style:name="T230" style:family="text">
      <style:text-properties style:font-name="Chilanka" fo:language="tr" fo:country="TR" fo:font-weight="normal" officeooo:rsid="003d13be" style:language-asian="tr" style:country-asian="TR" style:font-weight-asian="normal" style:font-name-complex="Times New Roman1" style:font-weight-complex="normal"/>
    </style:style>
    <style:style style:name="T231" style:family="text">
      <style:text-properties style:font-name="Chilanka" fo:language="tr" fo:country="TR" fo:font-weight="normal" officeooo:rsid="0013e64a" style:language-asian="tr" style:country-asian="TR" style:font-weight-asian="normal" style:font-name-complex="Times New Roman1" style:font-weight-complex="normal"/>
    </style:style>
    <style:style style:name="T232" style:family="text">
      <style:text-properties style:font-name="Chilanka" fo:language="tr" fo:country="TR" fo:font-weight="normal" officeooo:rsid="00c30c7a" style:language-asian="tr" style:country-asian="TR" style:font-weight-asian="normal" style:font-name-complex="Times New Roman1" style:font-weight-complex="normal"/>
    </style:style>
    <style:style style:name="T233" style:family="text">
      <style:text-properties style:font-name="Chilanka" fo:language="tr" fo:country="TR" fo:font-weight="normal" officeooo:rsid="0024c625" style:language-asian="tr" style:country-asian="TR" style:font-weight-asian="normal" style:font-name-complex="Times New Roman1" style:font-weight-complex="normal"/>
    </style:style>
    <style:style style:name="T234" style:family="text">
      <style:text-properties style:font-name="Chilanka" fo:language="tr" fo:country="TR" fo:font-weight="normal" officeooo:rsid="004e8cf1" style:language-asian="tr" style:country-asian="TR" style:font-weight-asian="normal" style:font-name-complex="Times New Roman1" style:font-weight-complex="normal"/>
    </style:style>
    <style:style style:name="T235" style:family="text">
      <style:text-properties style:font-name="Chilanka" fo:language="tr" fo:country="TR" fo:font-weight="normal" officeooo:rsid="003d6035" style:language-asian="tr" style:country-asian="TR" style:font-weight-asian="normal" style:font-name-complex="Times New Roman1" style:font-weight-complex="normal"/>
    </style:style>
    <style:style style:name="T236" style:family="text">
      <style:text-properties style:font-name="Chilanka" fo:language="tr" fo:country="TR" fo:font-weight="normal" officeooo:rsid="00455e00" style:language-asian="tr" style:country-asian="TR" style:font-weight-asian="normal" style:font-name-complex="Times New Roman1" style:font-weight-complex="normal"/>
    </style:style>
    <style:style style:name="T237" style:family="text">
      <style:text-properties style:font-name="Chilanka" fo:language="tr" fo:country="TR" fo:font-weight="normal" officeooo:rsid="00172ad1" style:language-asian="tr" style:country-asian="TR" style:font-weight-asian="normal" style:font-name-complex="Tahoma" style:font-weight-complex="normal"/>
    </style:style>
    <style:style style:name="T238" style:family="text">
      <style:text-properties officeooo:rsid="00276427" style:font-name-complex="Times New Roman"/>
    </style:style>
    <style:style style:name="T239" style:family="text">
      <style:text-properties officeooo:rsid="005e877f"/>
    </style:style>
    <style:style style:name="T240" style:family="text">
      <style:text-properties officeooo:rsid="007c47bc"/>
    </style:style>
    <style:style style:name="T241" style:family="text">
      <style:text-properties officeooo:rsid="006fa4e9"/>
    </style:style>
    <style:style style:name="T242" style:family="text">
      <style:text-properties officeooo:rsid="00c4ba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LİRLİ SÜRELİ KİRA SÖZLEŞMESİ</text:p>
      <text:p text:style-name="P10"><text:span text:style-name="T27">MADDE </text:span><text:span text:style-name="T28">1<text:tab/></text:span><text:span text:style-name="T64">Tanım</text:span><text:span text:style-name="T74">lar</text:span><text:span text:style-name="T64">:</text:span><text:span text:style-name="T84"> </text:span><text:span text:style-name="T85">İ</text:span><text:span text:style-name="T86">şbu sözleşmede adı geçen; </text:span><text:span text:style-name="T65">Kiraya veren</text:span><text:span text:style-name="T85">; </text:span><text:span text:style-name="T87">mecurun</text:span><text:span text:style-name="T85"> sahibi</text:span><text:span text:style-name="T86">ni</text:span><text:span text:style-name="T85"> ve/veya vekili</text:span><text:span text:style-name="T86">ni</text:span><text:span text:style-name="T85">, </text:span><text:span text:style-name="T65">Kiracı;</text:span><text:span text:style-name="T94"> </text:span><text:span text:style-name="T97">mecuru</text:span><text:span text:style-name="T94"> kiralama hak</text:span><text:span text:style-name="T96">k</text:span><text:span text:style-name="T94">ını belirli bir ücret karşılığında </text:span><text:span text:style-name="T97">belirli bir süre</text:span><text:span text:style-name="T94"> kabul <text:s/>eden gerçek veya tüzel kişi</text:span><text:span text:style-name="T95">yi</text:span><text:span text:style-name="T86"> ifade eder. </text:span><text:span text:style-name="T3">İşbu k</text:span>ira sözleşme<text:span text:style-name="T194">yle</text:span>, kiraya veren , <text:span text:style-name="T23">bu sözleşmede özellikleri belirtilen mecurun</text:span> kullanı<text:span text:style-name="T163">mını,</text:span> <text:span text:style-name="T162">belli bir süre için, belirlenen fiyatla</text:span> kiracıya bırak<text:span text:style-name="T194">ır</text:span>.</text:p>
      <text:p text:style-name="P22"><text:span text:style-name="T105">M</text:span><text:span text:style-name="T106">ADDE </text:span><text:span text:style-name="T104">2<text:tab/></text:span><text:span text:style-name="T217">Sözleşmenin feshi : </text:span><text:span text:style-name="T233">İşbu sözleşmenin herhangi bir maddesinin ihlali ile </text:span><text:span text:style-name="T234">veya süre bitiminde</text:span><text:span text:style-name="T233">, </text:span><text:span text:style-name="T235">kiraya verenin hakları saklı kalmak şartıyla</text:span><text:span text:style-name="T233"> sözleşme fesh edilir ve kiracı mecuru hiçbir ihtara gerek kalmadan boşaltma</text:span><text:span text:style-name="T236">yı kabul ve taahhüt etmiştir.</text:span><text:span text:style-name="T233">. </text:span></text:p>
      <text:p text:style-name="P11"><text:span text:style-name="T33">M</text:span><text:span text:style-name="T27">ADDE 3 <text:tab/></text:span><text:span text:style-name="T76">Vergi ve benzeri yükümlülüklere katlanma borcu : </text:span>Kiralanana <text:span text:style-name="T184">ait, kültür, arsa, bina vergileri kiraya veren ;</text:span> <text:span text:style-name="T186">kira stopaj </text:span>vergi<text:span text:style-name="T63">si, çevre temizlik vergisi </text:span>v<text:span text:style-name="T210">b.</text:span> <text:span text:style-name="T23">kiracı tarafından ödenecektir. </text:span><text:span text:style-name="T118">Kiracı elektrik, su, </text:span><text:span text:style-name="T120">aidat</text:span><text:span text:style-name="T118"> vb. abone gerektiren işlemlerde, kira başlangıcında </text:span><text:span text:style-name="T150">varsa</text:span><text:span text:style-name="T118"> abonelikleri üzerine alacaktır ve kira müddeti boyunca bu </text:span><text:span text:style-name="T121">aboneliklere ait</text:span><text:span text:style-name="T118"> giderler kiracıya aittir. </text:span><text:span text:style-name="T150">Abonelik olmadan kullanılan elektrik, su giderleri kiracı tarafından ödenir.</text:span></text:p>
      <text:p text:style-name="P10"><text:span text:style-name="T27">MADDE </text:span><text:span text:style-name="T28">4 <text:tab/></text:span><text:span text:style-name="T77">Yan giderlere katlanma borcu</text:span><text:span text:style-name="T27"> : </text:span>Kira<text:span text:style-name="T23">cı</text:span>, kiralananın kullanımıyla ilgili olmak üzere, kendisi veya üçüncü kişi tarafından yapılan yan giderlere katlanmakla yükümlüdür.</text:p>
      <text:p text:style-name="P12"><text:span text:style-name="T27">MADDE </text:span><text:span text:style-name="T28">5<text:tab/></text:span><text:span text:style-name="T77">Kiralananın teslim anında </text:span><text:span text:style-name="T80">ve </text:span><text:span text:style-name="T77">sonra</text:span><text:span text:style-name="T80">sı</text:span><text:span text:style-name="T77"> ayıplı hâle gelmesinden sorumluluk</text:span><text:span text:style-name="T27"> <text:tab/></text:span></text:p>
      <text:list xml:id="list1480089013" text:style-name="WWNum3">
        <text:list-header>
          <text:p text:style-name="P65"><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3">Kiracının, mecurun teslimi sonrası, kendi ihtiyaçları doğrultusunda ortaya çıkabilecek ve eksik olarak tanımlayacağı şeylerin sorumluluğu kiracıya aittir. </text:span></text:p>
        </text:list-header>
      </text:list>
      <text:p text:style-name="P10"><text:span text:style-name="T27">MADDE </text:span><text:span text:style-name="T32">6</text:span><text:span text:style-name="T28"><text:tab/></text:span><text:span text:style-name="T77">Kira bedelinin indirilmesi</text:span><text:span text:style-name="T27"> : </text:span>Kiracı, <text:span text:style-name="T24">kira süresi boyunca ve sonrasında, sözleşmede belirlenen kira bedelinde, mucbir sebepler dahil, herhangi bir sebeple </text:span>indirim yapılmasını isteye<text:span text:style-name="T24">mez</text:span>. <text:span text:style-name="T200">İşbu sözleşme pandemi koşulları göz önünde bulundurularak imzalanmıştır.</text:span></text:p>
      <text:p text:style-name="P10"><text:span text:style-name="T27">MADDE </text:span><text:span text:style-name="T34">7</text:span><text:span text:style-name="T28"><text:tab/></text:span><text:span text:style-name="T77">Kira bedelini ödeme borcu,</text:span><text:span text:style-name="T27"> </text:span><text:span text:style-name="T31">ifa zamanı, kiracının temerrüdü</text:span><text:span text:style-name="T27"><text:tab/><text:tab/></text:span></text:p>
      <text:list xml:id="list121416934225747" text:continue-numbering="true" text:style-name="WWNum3">
        <text:list-header>
          <text:p text:style-name="P67"><text:span text:style-name="T140">Kira bedeli nettir. <text:s/></text:span><text:span text:style-name="T117">Sözleşme</text:span><text:span text:style-name="T140">de</text:span><text:span text:style-name="T117"> </text:span><text:span text:style-name="T140">belirtilen kira bedeli</text:span><text:span text:style-name="T117">, vergiler düşüldükten sonra </text:span><text:span text:style-name="T140">kiralayana </text:span><text:span text:style-name="T117">ödene</text:span><text:span text:style-name="T140">cek</text:span><text:span text:style-name="T117"> </text:span><text:span text:style-name="T121">net </text:span><text:span text:style-name="T117">miktardır. </text:span><text:span text:style-name="T140">Kira stopaj vergisi kiracı tarafından, </text:span><text:span text:style-name="T121">kiraya veren adına </text:span><text:span text:style-name="T140">ödenecektir. Her türlü resim vergi ve harçlar, ÇTV, stopaj vergisi ve kira süresi içerisinde ortaya çıkabilecek her türlü resmi ödemeler, vergi ve harçlar kiracı tarafından ödenecektir.</text:span><text:span text:style-name="T117"> Kiracı, kira bedelini </text:span><text:span text:style-name="T141">( kira bedeli aylık ödemeli yapılacaksa her ayın </text:span><text:span text:style-name="T142">1</text:span><text:span text:style-name="T143">. günü</text:span><text:span text:style-name="T141"> peşin </text:span><text:span text:style-name="T142">olarak</text:span><text:span text:style-name="T141"> )</text:span><text:span text:style-name="T117"> ve yan giderleri,</text:span><text:span text:style-name="T141"> </text:span><text:span text:style-name="T142">peşin </text:span><text:span text:style-name="T117">ödemekle yükümlüdür. </text:span><text:span text:style-name="T128">Ki</text:span><text:span text:style-name="T141">ra ödemeleri kiraya verene ait banka hesabına yatırılacaktır. </text:span><text:span text:style-name="T117">İşbu sö</text:span><text:span text:style-name="T144">z</text:span><text:span text:style-name="T117">leşme</text:span><text:span text:style-name="T124">de belirlenen</text:span><text:span text:style-name="T117"> kira bedeli</text:span><text:span text:style-name="T124">nin ödeme vadesi </text:span><text:span text:style-name="T127">sözleşme düzenleme </text:span><text:span text:style-name="T124">tarihidir.</text:span><text:span text:style-name="T117"> Ödeme çek veya senet ile taahhüt edilmiş ise ödemenin zamanında <text:s/>ödenmemesi durumunda, </text:span><text:span text:style-name="T191">müteakip bonolarda muacceliyet kesbedece</text:span><text:span text:style-name="T192">k</text:span><text:span text:style-name="T191">,</text:span><text:span text:style-name="T117"> </text:span><text:span text:style-name="T127">çek veya senedin ödeme vadesi, sözleşme düzenleme tarihi olarak kabul edilecektir </text:span><text:span text:style-name="T145">ve</text:span><text:span text:style-name="T127"> </text:span><text:span text:style-name="T117"><text:s/></text:span><text:span text:style-name="T145">k</text:span><text:span text:style-name="T127">iracı </text:span><text:span text:style-name="T145">geçmiş ve </text:span><text:span text:style-name="T127">o</text:span><text:span text:style-name="T117">turduğu süreye ait kira borcunu,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text:span><text:span text:style-name="T127">ile birlikte</text:span><text:span text:style-name="T124"> ödemeyi</text:span><text:span text:style-name="T117"> peşinen kabul ve taahhüt eder.</text:span></text:p>
        </text:list-header>
      </text:list>
      <text:p text:style-name="P10"><text:span text:style-name="T27">MADDE </text:span><text:span text:style-name="T35">8</text:span><text:span text:style-name="T29"><text:tab/></text:span><text:span text:style-name="T78">Temizlik ve bakım giderlerini ödeme borcu</text:span> : Kiracı, kiralananın olağan kullanımı için gerekli temizlik, bakım <text:span text:style-name="T200">vb.</text:span> giderleri ödemekle yükümlüdür.</text:p>
      <text:p text:style-name="P10"><text:span text:style-name="T27">MADDE </text:span><text:span text:style-name="T35">9</text:span><text:span text:style-name="T29"><text:tab/></text:span><text:span text:style-name="T32">K</text:span><text:span text:style-name="T7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1">önce kiracıya bildirmek ve bunların </text:span>yapıldığı sırada kiracının yararlarını göz önünde tutmak zorundadır. </text:p>
      <text:p text:style-name="P17"><text:span text:style-name="T27">MADD</text:span><text:span text:style-name="T37">E 10 </text:span><text:span text:style-name="T66">Kira</text:span><text:span text:style-name="T78">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17">Kiracı, <text:span text:style-name="T185">mecurda bir değişiklik yapmak isterse bu ek bir sözleşme ile belirlenmelidir.</text:span> Kiracı, kiraya verenin rızasıyla yaptığı yenilik ve değişiklikler sebebiyle kiralananda ortaya çıka<text:span text:style-name="T185">bilecek</text:span> </text:p>
      <text:p text:style-name="P59"/>
      <text:p text:style-name="P63">KİRAYA VEREN<text:tab/>KİRACI<text:tab/>ŞAHİT-KEFİL</text:p>
      <text:p text:style-name="P64"><text:span text:style-name="T22"><text:tab/></text:span><text:span text:style-name="T16"> </text:span><text:span text:style-name="T17">Murat Çalışkan </text:span><text:span text:style-name="T93">487 1219 1104</text:span></text:p>
      <text:p text:style-name="P17"><text:soft-page-break/><text:span text:style-name="T117">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2">Aksi bir sözleşme ile kararlaştır</text:span><text:span text:style-name="T138">ı</text:span><text:span text:style-name="T122">lmamışsa, </text:span><text:span text:style-name="T119">Kiracı, kira bitiminde yaptığı bu tip imalatları sökemez, çıkaramaz, kıramaz. Kiracı bu tip imalatları sağlam olarak kiraya verene teslim etmekle yükümlüdür. </text:span></text:p>
      <text:p text:style-name="P10"><text:span text:style-name="T37">MADDE 11</text:span><text:span text:style-name="T29"><text:tab/></text:span><text:span text:style-name="T78">Alt kira ve kullanım hakkının devri, </text:span><text:span text:style-name="T66">Kira ilişkisinin devri</text:span><text:span text:style-name="T27"> : </text:span>Kiracı, kiraya verenin yazılı rızası olmadıkça, kiralananı başkasına kiralayamayacağı gibi, kullanım hakkını da, kira ilişkisini <text:span text:style-name="T163">de</text:span> başkasına devredemez. </text:p>
      <text:p text:style-name="P10"><text:span text:style-name="T27">MADDE </text:span><text:span text:style-name="T29">1</text:span><text:span text:style-name="T36">2</text:span><text:span text:style-name="T29"><text:tab/></text:span><text:span text:style-name="T78">Kiralananın kullanılmaması</text:span><text:span text:style-name="T27"> :</text:span><text:span text:style-name="T2"> </text:span><text:span text:style-name="T7">Normal veya mucbir bir sebeple, m</text:span><text:span text:style-name="T5">ecur</text:span> kullanılmasa veya sınırlı olarak kullanılsa bile kiracı, kira bedelini ödemekle yükümlüdür. <text:span text:style-name="T193">İşbu sözleşme pandemi koşulları göz önünde bulundurularak düzenlenmiştir.</text:span></text:p>
      <text:p text:style-name="P10"><text:span text:style-name="T27">MADDE </text:span><text:span text:style-name="T32">1</text:span><text:span text:style-name="T36">3</text:span><text:span text:style-name="T29"><text:tab/></text:span><text:span text:style-name="T78">Kiralananın sözleşmenin bitiminden önce geri verilmesi</text:span><text:span text:style-name="T27"> <text:s/>: </text:span>Kiracı, sözleşme süresine veya fesih dönemine uymaksızın kiralananı geri verdiği takdirde, kira sözleşmesinden doğan borçları, <text:span text:style-name="T25">sözleşme bitim süresine kadar olan dönem boyunca devam eder. Bu gibi durumlarda kiracı, kiralananı başkasına devredemez. Kiraya veren, k</text:span>iralananın <text:span text:style-name="T159">güncel</text:span> koşullarla kiraya verilebileceği <text:span text:style-name="T25">yeni bir kiracı bulması </text:span>h<text:span text:style-name="T193">a</text:span>linde, kiracının kira sözleşmesinden doğan borçları sona erer. <text:s/><text:span text:style-name="T193">Kiracı sözleşmede belirtilen şartlarda, kiralananı kullanmasa bile, kira borcunu ödemekle yükümlüdür.</text:span></text:p>
      <text:p text:style-name="P20"><text:span text:style-name="T27">MADDE </text:span><text:span text:style-name="T32">1</text:span><text:span text:style-name="T41">4</text:span><text:span text:style-name="T27"><text:tab/></text:span><text:span text:style-name="T211">Kira süresi </text:span><text:span text:style-name="T212">ve tahliye </text:span><text:span text:style-name="T211">:</text:span><text:span text:style-name="T213"> </text:span><text:span text:style-name="T214">İşbu s</text:span><text:span text:style-name="T218">özleşme, </text:span><text:span text:style-name="T223">kiracı ile imzalanan bir önceki yılın sözleşmesinin</text:span><text:span text:style-name="T215"> devamı niteliğindedir ve</text:span><text:span text:style-name="T216"> </text:span><text:span text:style-name="T218">belirli süre</text:span><text:span text:style-name="T219">lidir, </text:span><text:span text:style-name="T220">kira bitim tarihinde her</text:span><text:span text:style-name="T219">hangi bir bildirim olmaksızın, </text:span><text:span text:style-name="T221">bu sözleşmeden doğan haklar saklı kalmak şartıyla,</text:span><text:span text:style-name="T219"> sona ere</text:span><text:span text:style-name="T218">r. </text:span><text:span text:style-name="T220">Kiracı,</text:span><text:span text:style-name="T218"> </text:span><text:span text:style-name="T220">i</text:span><text:span text:style-name="T222">şbu sözleşmenin bitim tarihinde, </text:span><text:span text:style-name="T224">işbu sözleşme </text:span><text:span text:style-name="T225">şartlar</text:span><text:span text:style-name="T232">ın</text:span><text:span text:style-name="T225">a bağlı kalarak, </text:span><text:span text:style-name="T226"><text:s/></text:span><text:span text:style-name="T227">hiçbir kanuni merasime, ihtar ve protesto keşidesine, cevap itasına, tebliğ ve tebellüğe, </text:span><text:span text:style-name="T237">herhangi bir ihtar ve hiçbir hüküm istihsaline ve mahkemeden ilam almaya hacet kalmaksızın</text:span><text:span text:style-name="T227"> kayıtsız ve şartsız olarak boşaltmayı </text:span><text:span text:style-name="T228">taahhüt</text:span><text:span text:style-name="T227"> </text:span><text:span text:style-name="T228">etmiştir. </text:span><text:span text:style-name="T227">Gününde tahliye ed</text:span><text:span text:style-name="T228">ilmediği </text:span><text:span text:style-name="T227">takdirde, </text:span><text:span text:style-name="T229">geçen her gün için, yıllık kira bedelinin yüzde </text:span><text:span text:style-name="T230">biri</text:span><text:span text:style-name="T229"> oranında </text:span><text:span text:style-name="T230">(%1)</text:span><text:span text:style-name="T229"> </text:span><text:span text:style-name="T225">günlük </text:span><text:span text:style-name="T229">ceza bedeli ödemeyi, </text:span><text:span text:style-name="T227">kiraya veren veya yetkili kanuni vekili tarafından </text:span><text:span text:style-name="T228">kiracı </text:span><text:span text:style-name="T227">aleyhi</text:span><text:span text:style-name="T228">n</text:span><text:span text:style-name="T227">e yapılacak, her türlü icra takibatı, mahkeme masrafları, avukatlık ücretleri ve benzeri tüm ücretlerinde tamamen </text:span><text:span text:style-name="T228">kiracı</text:span><text:span text:style-name="T227"> tarafından karşılanacağını, </text:span><text:span text:style-name="T228">kiracı</text:span><text:span text:style-name="T227"> şimdiden <text:s/>kabul,</text:span><text:span text:style-name="T231"> beyan</text:span><text:span text:style-name="T227"> ve taahhüt e</text:span><text:span text:style-name="T228">tmiştir.</text:span><text:span text:style-name="T218"> </text:span></text:p>
      <text:p text:style-name="P13"><text:span text:style-name="T27">MADDE </text:span><text:span text:style-name="T32">1</text:span><text:span text:style-name="T41">5</text:span><text:span text:style-name="T30"><text:tab/></text:span><text:span text:style-name="T79">Kiralananın geri verilmesi</text:span><text:span text:style-name="T27"> <text:tab/>:</text:span><text:span text:style-name="T2"> “</text:span><text:span text:style-name="T88">Kiralananda yenilik ve değişiklik yapılması“ </text:span><text:span text:style-name="T89">maddesinde belirtilen hususlar saklı kalmak kaydıyla, k</text:span>iracı kiralananı ne durumda teslim almışsa, kira sözleşmesinin bitiminde o durumda geri vermekle yükümlüdür. <text:span text:style-name="T6">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9">de</text:span>, sözleşmeye aykırı kullanmadan doğacak zararları giderme<text:span text:style-name="T26">kle yükümlüdür.</text:span> </text:p>
      <text:p text:style-name="P10"><text:span text:style-name="T27">MADDE </text:span><text:span text:style-name="T32">1</text:span><text:span text:style-name="T41">6</text:span><text:span text:style-name="T3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9"><text:span text:style-name="T27">MADDE </text:span><text:span text:style-name="T36">1</text:span><text:span text:style-name="T41">7</text:span><text:span text:style-name="T30"><text:tab/></text:span><text:span text:style-name="T79">Kullanma giderleri</text:span><text:span text:style-name="T27"> : </text:span>Kiracı, ısıtma, aydınlatma ve su gibi kullanma giderlerine katlan<text:span text:style-name="T201">ır ve</text:span> bu giderleri ispat edici belgelerin birer örneğini, istem üzerine diğer tarafa vermek zorundadır. </text:p>
      <text:p text:style-name="P18"><text:span text:style-name="T27">MADDE </text:span><text:span text:style-name="T32">1</text:span><text:span text:style-name="T41">8</text:span><text:span text:style-name="T30"><text:tab/></text:span><text:span text:style-name="T79">Kiracının güvence vermesi</text:span><text:span text:style-name="T27"> <text:tab/>: </text:span><text:span text:style-name="T4">K</text:span>iracı <text:span text:style-name="T202">belirlenen </text:span>güvence <text:span text:style-name="T202">bedelini öder ve tahliyede kiracının herhangi bir borcu olmadığı durumda bu bedel aynı miktarda iade edilir.</text:span></text:p>
      <text:p text:style-name="P20"><text:span text:style-name="T27">MADDE </text:span><text:span text:style-name="T41">19</text:span><text:span text:style-name="T30"> <text:tab/></text:span><text:span text:style-name="T79">Kira </text:span><text:span text:style-name="T81">Yıllık Artış Oranı</text:span><text:span text:style-name="T27"> </text:span><text:span text:style-name="T30">ve </text:span><text:span text:style-name="T79">Belirlenmesi<text:tab/>: </text:span><text:span text:style-name="T62">Bir yıldan uzun süreyle yapılan </text:span></text:p>
      <text:p text:style-name="P63"/>
      <text:p text:style-name="P64"><text:span text:style-name="T9">KİRAYA VEREN<text:tab/>KİRACI<text:tab/>ŞAHİT-KEFİL</text:span><text:span text:style-name="T16"><text:tab/> </text:span><text:span text:style-name="T17">Murat Çalışkan </text:span><text:span text:style-name="T93">487 1219 1104</text:span></text:p>
      <text:p text:style-name="P20"><text:soft-page-break/><text:span text:style-name="T62">sözleşmelerde </text:span>uygulanacak <text:span text:style-name="T164">yıllık kira artış oranı</text:span>, <text:span text:style-name="T159">yıllık tüketici </text:span>fiyat endeksin<text:span text:style-name="T159">in (TÜFE)</text:span> <text:span text:style-name="T161"><text:s/></text:span></text:p>
      <text:p text:style-name="P20">oranını<text:span text:style-name="T62">n %10 ‘un altında olması durumunda; %10, değişim oranının %10 ‘un üstünde olması durumunda ise, değişim oranının altınd</text:span><text:span text:style-name="T40">a </text:span><text:span text:style-name="T4">olmamak</text:span><text:span text:style-name="T2"> koşuluyla </text:span><text:span text:style-name="T8">yapılacaktır.</text:span><text:span text:style-name="T2">.</text:span><text:span text:style-name="T27"> </text:span></text:p>
      <text:p text:style-name="P20"><text:span text:style-name="T45">MADDE </text:span><text:span text:style-name="T46">2</text:span><text:span text:style-name="T58">0</text:span><text:span text:style-name="T46"> <text:tab/></text:span><text:span text:style-name="T109">Kiracının iflası </text:span><text:span text:style-name="T110">ve ölümü : </text:span><text:span text:style-name="T107">K</text:span><text:span text:style-name="T113">iracı, kiralananın tesliminden sonra iflas eder </text:span><text:span text:style-name="T114">veya</text:span><text:span text:style-name="T113"> <text:s/>öl</text:span><text:span text:style-name="T114">ürse, ö</text:span><text:span text:style-name="T113">len kiracının </text:span><text:span text:style-name="T115">mirasçıları ve </text:span><text:span text:style-name="T113">ortakları veya bu ortakların aynı meslek ve sanatı yürüten mirasçıları </text:span><text:span text:style-name="T116"><text:s/>kiranın devam etmesine yönelik istekleri, bu sözleşmeye bağlı olarak geçersizdir.</text:span><text:span text:style-name="T108"> </text:span><text:span text:style-name="T111">Kiracının ölümü ile bu sözleşmedeki </text:span><text:span text:style-name="T112">“Kiralananın sözleşmenin bitiminden önce geri verilmesi” </text:span><text:span text:style-name="T111">maddesinde belirtilen şartlar uygulanır. </text:span><text:span text:style-name="T11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list xml:id="list121418180330263" text:continue-numbering="true" text:style-name="WWNum3">
        <text:list-header>
          <text:p text:style-name="P66"><text:span text:style-name="T45">MADDE </text:span><text:span text:style-name="T46">2</text:span><text:span text:style-name="T58">1</text:span><text:span text:style-name="T48"><text:tab/>Kefil ve şahit : </text:span><text:span text:style-name="T117">Kefil </text:span><text:span text:style-name="T132">ve şahit</text:span><text:span text:style-name="T117">, bu sözleşmeye attığı imza ile, sözleşme şartlarına uyulmaması </text:span><text:span text:style-name="T127">ve/veya bu sözleşmeyle bağlantılı tahliye taahhütnamesi vb. belgeler</text:span><text:span text:style-name="T117"> ile ortaya çıkabilecek her türlü maddi ve manevi zararların karşılanması hususunda, müteselsilen sorumlu olduğunu kabul ve beyan etmiştir. Kefil </text:span><text:span text:style-name="T133">ve Şahit</text:span><text:span text:style-name="T117">, sözleşmeyi imzalayan kişinin, </text:span><text:span text:style-name="T138">s</text:span><text:span text:style-name="T117">özleşmede adı geçen kişi olduğuna şahitlik ettiğini kabul ve beyan e</text:span><text:span text:style-name="T149">tmiştir.</text:span><text:span text:style-name="T117"> </text:span></text:p>
          <text:p text:style-name="P68"><text:span text:style-name="T47">MADDE 2</text:span><text:span text:style-name="T58">2</text:span><text:span text:style-name="T47"><text:tab/>Yetkili mercii ve tebligat :</text:span><text:span text:style-name="T14"> İşbu </text:span><text:span text:style-name="T132"><text:s/>sözleşmede belirtilen adresler tarafların tebligat adresleri olarak da belirlenmiş olup her türlü tebligatın bu adreslere yapılabileceği taraflarca kabul edilmişti</text:span><text:span text:style-name="T134">r.</text:span><text:span text:style-name="T132"> Taraflar, anlaşmazlık vuku</text:span><text:span text:style-name="T134">unda</text:span><text:span text:style-name="T132">, T.C. Tokat Mahkeme ve İcra Dairelerinin selahiyetini </text:span><text:span text:style-name="T131">şimdiden </text:span><text:span text:style-name="T132">kabul ve beyan etmiştir. </text:span></text:p>
          <text:list>
            <text:list-item>
              <text:list>
                <text:list-item>
                  <text:list>
                    <text:list-item>
                      <text:list>
                        <text:list-item>
                          <text:list>
                            <text:list-item>
                              <text:list>
                                <text:list-header>
                                  <text:p text:style-name="P69"/>
                                  <text:list>
                                    <text:list-header>
                                      <text:p text:style-name="P68"><text:span text:style-name="T117">İşbu akit, </text:span><text:span text:style-name="T151">3</text:span><text:span text:style-name="T135"> sayfa,</text:span><text:span text:style-name="T136"> 2</text:span><text:span text:style-name="T151">2</text:span><text:span text:style-name="T136"> madde </text:span><text:span text:style-name="T132">ve kiraya veren, kiracı, kiralanan ve kira hakkında detaylardan</text:span><text:span text:style-name="T136"> </text:span><text:span text:style-name="T135">oluşur ve </text:span><text:span text:style-name="T134">1</text:span><text:span text:style-name="T117"> nüsha halinde tanzim edilmiş olup, taraflarca </text:span><text:span text:style-name="T132">okunarak, </text:span><text:span text:style-name="T117">kabul edilmiş ve imzalanmıştır.</text:span></text:p>
                                    </text:list-header>
                                  </text:list>
                                </text:list-header>
                              </text:list>
                            </text:list-item>
                          </text:list>
                        </text:list-item>
                      </text:list>
                    </text:list-item>
                  </text:list>
                </text:list-item>
              </text:list>
            </text:list-item>
          </text:list>
        </text:list-header>
      </text:list>
      <text:p text:style-name="P2"/>
      <text:p text:style-name="P15"><text:span text:style-name="T171">Sözleşmenin:</text:span><text:span text:style-name="T183"> </text:span><text:span text:style-name="T181">Düzenleme Tarihi</text:span><text:span text:style-name="T182"><text:tab/></text:span><text:span text:style-name="T124">: </text:span><text:span text:style-name="T49"><text:s/></text:span><text:span text:style-name="T54">2</text:span><text:span text:style-name="T55">9</text:span><text:span text:style-name="T50"> </text:span><text:span text:style-name="T57">Ağustos</text:span><text:span text:style-name="T51"> </text:span><text:span text:style-name="T49">20</text:span><text:span text:style-name="T52">2</text:span><text:span text:style-name="T60">2</text:span><text:span text:style-name="T49"> <text:s/></text:span><text:span text:style-name="T90"><text:s/><text:tab/></text:span><text:span text:style-name="T91">Düzenleme No: </text:span><text:span text:style-name="T67">20</text:span><text:span text:style-name="T68">2</text:span><text:span text:style-name="T75">2</text:span><text:span text:style-name="T73">08</text:span><text:span text:style-name="T71">2</text:span><text:span text:style-name="T72">9</text:span><text:span text:style-name="T70">-0</text:span><text:span text:style-name="T75">1</text:span><text:span text:style-name="T73">9</text:span></text:p>
      <text:p text:style-name="P15"><text:span text:style-name="T168">Kiraya Veren<text:tab/>: </text:span><text:span text:style-name="T178">Adı Soyadı</text:span><text:span text:style-name="T117"><text:tab/>: </text:span><text:span text:style-name="T139"><text:tab/><text:tab/></text:span><text:span text:style-name="T117"><text:tab/><text:tab/></text:span><text:span text:style-name="T174">TC Kimlik No</text:span><text:span text:style-name="T10"><text:tab/>: </text:span></text:p>
      <text:p text:style-name="P3">Kiracı<text:tab/></text:p>
      <text:p text:style-name="P24"><text:span text:style-name="T177">Adı Soyadı</text:span><text:tab/>: <text:span text:style-name="T39">Murat</text:span><text:span text:style-name="T38"> Çalışkan<text:tab/><text:tab/></text:span><text:span text:style-name="T177">TC Kimlik No</text:span><text:tab/>: <text:span text:style-name="T82">487 1219 1104</text:span> <text:s/></text:p>
      <text:p text:style-name="P26"><text:span text:style-name="T208">Tebligat </text:span><text:span text:style-name="T207">Adres</text:span><text:span text:style-name="T203">: </text:span><text:span text:style-name="T204">GülbaharHatun Mah. GOP Bulvarı No:84/A TOKAT</text:span></text:p>
      <text:p text:style-name="P4">Telefon No<text:tab/>: <text:tab/></text:p>
      <text:p text:style-name="P25"><text:span text:style-name="T166">Kiralana</text:span><text:span text:style-name="T167">nın</text:span><text:span text:style-name="T172"><text:tab/></text:span></text:p>
      <text:p text:style-name="P25"><text:span text:style-name="T177">Cinsi<text:tab/></text:span><text:tab/><text:tab/>: <text:span text:style-name="T240">Arsa</text:span></text:p>
      <text:p text:style-name="P27"><text:span text:style-name="T209">Kullanım Amacı</text:span><text:span text:style-name="T203"><text:tab/>:</text:span><text:span text:style-name="T205"> </text:span><text:span text:style-name="T206">T</text:span><text:span text:style-name="T204">arım malzemeleri deposu </text:span></text:p>
      <text:p text:style-name="P25"><text:span text:style-name="T177">Adresi<text:tab/></text:span><text:tab/><text:tab/>: <text:span text:style-name="T199">Öğretmenevi arkası Aşık Nuri Sokak</text:span></text:p>
      <text:p text:style-name="P21"><text:span text:style-name="T175">Tapu </text:span><text:span text:style-name="T176">B</text:span><text:span text:style-name="T175">ilgileri</text:span><text:span text:style-name="T173"><text:tab/> <text:s/><text:tab/></text:span><text:span text:style-name="T117">: </text:span><text:span text:style-name="T146">Pafta: </text:span><text:span text:style-name="T53">19</text:span><text:span text:style-name="T146"> <text:tab/></text:span><text:span text:style-name="T134">A</text:span><text:span text:style-name="T117">da<text:tab/>:</text:span><text:span text:style-name="T147"> </text:span><text:span text:style-name="T53">278</text:span><text:span text:style-name="T148"><text:tab/>Parsel<text:tab/>: </text:span><text:span text:style-name="T152">3</text:span><text:span text:style-name="T56">9</text:span></text:p>
      <text:p text:style-name="P21"><text:span text:style-name="T175">Abone Bilgileri</text:span><text:span text:style-name="T173"><text:tab/></text:span><text:span text:style-name="T117">: Elektrik : </text:span><text:span text:style-name="T59"><text:tab/></text:span><text:span text:style-name="T117"><text:tab/>Su : </text:span></text:p>
      <text:p text:style-name="P25"><text:span text:style-name="T165">Kiranın </text:span><text:tab/></text:p>
      <text:p text:style-name="P25"><text:span text:style-name="T177">Başlangıç tarihi</text:span><text:tab/>: <text:span text:style-name="T38">31</text:span><text:span text:style-name="T42"> </text:span><text:span text:style-name="T38">Ağustos</text:span><text:span text:style-name="T42"> 20</text:span><text:span text:style-name="T43">2</text:span><text:span text:style-name="T44">2</text:span><text:span text:style-name="T241"><text:tab/></text:span><text:tab/></text:p>
      <text:p text:style-name="P25"><text:span text:style-name="T177">Bitiş tarihi</text:span><text:tab/><text:tab/>: <text:span text:style-name="T38">30 Ağuston 202</text:span><text:span text:style-name="T44">3</text:span><text:span text:style-name="T27"><text:tab/></text:span></text:p>
      <text:p text:style-name="P25"><text:span text:style-name="T177">Süresi <text:tab/></text:span><text:tab/>: <text:span text:style-name="T199">Bir Yıl</text:span></text:p>
      <text:p text:style-name="P5">Bedeli<text:tab/><text:span text:style-name="T27"><text:tab/><text:tab/>: </text:span><text:span text:style-name="T44">96,000.00</text:span><text:span text:style-name="T38"> TL ( </text:span><text:span text:style-name="T44">Doksan Altı Bin</text:span><text:span text:style-name="T38">TL) + STOPAJ VERGİSİ</text:span></text:p>
      <text:p text:style-name="P14"><text:span text:style-name="T169">Ödeme</text:span><text:span text:style-name="T170"> Ş</text:span><text:span text:style-name="T169">ekli</text:span><text:span text:style-name="T103"><text:tab/><text:tab/>:</text:span><text:span text:style-name="T99"> </text:span><text:span text:style-name="T101"><text:s/>Peşin </text:span><text:span text:style-name="T102">olarak banka hesabına yatırılacaktır.</text:span><text:span text:style-name="T101"> </text:span></text:p>
      <text:p text:style-name="P16"><text:span text:style-name="T179">B</text:span><text:span text:style-name="T180">anka hesa</text:span><text:span text:style-name="T179">p no</text:span><text:span text:style-name="T100"><text:tab/>: </text:span></text:p>
      <text:p text:style-name="P60"/>
      <text:p text:style-name="P23">İşbu akitteki bilgilerin doğruluğunu ve sözleşmenin tüm şartlarına uyacağımı peşinen kabul ettiğimi, <text:span text:style-name="T160">akiti okuyarak, hür irademle imzaladığımı,</text:span> beyan, <text:span text:style-name="T190">kabul</text:span> ve taahhüt ederim.</text:p>
      <text:p text:style-name="P23"/>
      <text:p text:style-name="P7"><text:span text:style-name="T238">KİRAYA VEREN<text:tab/>KİRACI<text:tab/>ŞAHİT-KEFİL</text:span><text:span text:style-name="T239"><text:tab/> Murat Çalışkan</text:span></text:p>
      <text:p text:style-name="P61"><text:tab/><text:tab/><text:tab/><text:tab/><text:tab/><text:tab/> <text:span text:style-name="T98">487 1219 1104</text:span></text:p>
      <text:p text:style-name="P8"><text:soft-page-break/></text:p>
      <text:p text:style-name="P8"/>
      <text:p text:style-name="P8"/>
      <text:p text:style-name="P6"/>
      <text:p text:style-name="P6"/>
      <text:p text:style-name="P46">TAHLİYE TAAHHÜTNAMESİ</text:p>
      <text:p text:style-name="P46"/>
      <text:p text:style-name="P50"><text:span text:style-name="T117"><text:tab/>Halen tahtı icarımda bulunan, kiraya vereni ve özellikleri aşağıda belirtilen taşınmazı; </text:span><text:span text:style-name="T126">tahliye etmeyi taahhüt ettiğim tarih</text:span><text:span text:style-name="T129">te</text:span><text:span text:style-name="T126">, </text:span><text:span text:style-name="T129">a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nin</text:span><text:span text:style-name="T126"> şartlarına bağlı kalarak, </text:span><text:span text:style-name="T125"><text:s/></text:span><text:span text:style-name="T117">hiçbir kanuni merasime, ihtar ve protesto keşidesine, cevap itasına, tebliğ ve tebellüğe, </text:span><text:span text:style-name="T153">herhangi bir ihtar ve hiçbir hüküm istihsaline ve mahkemeden ilam almaya hacet kalmaksızın</text:span><text:span text:style-name="T117"> kayıtsız ve şartsız olarak boşaltmayı </text:span><text:span text:style-name="T153">kesin olarak, </text:span><text:span text:style-name="T155">hür irademle</text:span><text:span text:style-name="T153"> beyan, kabul ve taahhüt ed</text:span><text:span text:style-name="T154">iyorum</text:span><text:span text:style-name="T153">.</text:span></text:p>
      <text:p text:style-name="P52"/>
      <text:p text:style-name="P51"><text:span text:style-name="T117"><text:tab/>Gününde tahliye edemediğim </text:span><text:span text:style-name="T123">veya </text:span><text:span text:style-name="T117">etmediğim takdirde,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ödemeyi, </text:span><text:span text:style-name="T117">kiraya veren veya yetkili kanuni ve</text:span><text:span text:style-name="T195">kili tarafından aleyhime yapılacak, her türlü icra takibatı, mahkeme masrafları, avukatlık ücretleri ve benzeri tüm ücretlerinde tamamen şahsım tarafından karşılanacağını şimdiden <text:s/>kabul,</text:span><text:span text:style-name="T196"> beyan</text:span><text:span text:style-name="T195"> ve taahhüt ediyorum. İşbu taahhütname</text:span><text:span text:style-name="T197">yi</text:span><text:span text:style-name="T195"> </text:span><text:span text:style-name="T198">hür</text:span><text:span text:style-name="T195"> irademle </text:span><text:span text:style-name="T198">okudum ve</text:span><text:span text:style-name="T195"> imza</text:span><text:span text:style-name="T197">lıyorum</text:span><text:span text:style-name="T195">. </text:span></text:p>
      <text:p text:style-name="P47"/>
      <text:p text:style-name="P55">TAHLİYE EDİLECEK YERİN</text:p>
      <text:p text:style-name="P53">Adresi<text:tab/>: <text:s/></text:p>
      <text:p text:style-name="P48"/>
      <text:p text:style-name="P54"><text:span text:style-name="T21">İlgili </text:span><text:span text:style-name="T18">Kira </text:span><text:span text:style-name="T19">Sözleşme</text:span><text:span text:style-name="T18">si</text:span><text:span text:style-name="T19"> Tarihi, <text:s/></text:span><text:span text:style-name="T20">No <text:s/></text:span><text:span text:style-name="T19"><text:tab/>:<text:tab/></text:span></text:p>
      <text:p text:style-name="P49"/>
      <text:p text:style-name="P49">Mecurun tahliye Edileceği taahhüt edilen tarih<text:tab/>:</text:p>
      <text:p text:style-name="P44"/>
      <text:p text:style-name="P44"/>
      <text:p text:style-name="P56">Kiracı<text:tab/></text:p>
      <text:p text:style-name="P62"><text:span text:style-name="T177">Adı Soyadı<text:tab/></text:span><text:tab/>: <text:span text:style-name="T240">Murat</text:span><text:span text:style-name="T199"> Çalışkan<text:tab/><text:tab/></text:span></text:p>
      <text:p text:style-name="P62"><text:span text:style-name="T177">TC Kimlik No</text:span><text:tab/>: <text:span text:style-name="T98">487 1219 1104</text:span> <text:s/></text:p>
      <text:p text:style-name="P58"><text:span text:style-name="T208">Tebligat </text:span><text:span text:style-name="T207">Adres<text:tab/></text:span><text:span text:style-name="T203">: </text:span><text:span text:style-name="T204">GülbaharHatun Mah. GOP Bulvarı No:84/A TOKAT</text:span></text:p>
      <text:p text:style-name="P57">Telefon No<text:tab/><text:tab/>: <text:tab/></text:p>
      <text:p text:style-name="P45"><text:span text:style-name="T92"><text:tab/><text:tab/><text:tab/><text:tab/></text:span><text:span text:style-name="T15"><text:tab/></text:span></text:p>
      <text:p text:style-name="P42"/>
      <text:p text:style-name="P42"/>
      <text:p text:style-name="P42"/>
      <text:p text:style-name="P42"/>
      <text:p text:style-name="P42"/>
      <text:p text:style-name="P42"><text:tab/><text:tab/></text:p>
      <text:p text:style-name="P42"><text:tab/> <text:s text:c="28"/><text:tab/><text:tab/><text:tab/><text:tab/></text:p>
      <text:p text:style-name="P42"/>
      <text:p text:style-name="P43"><text:tab/><text:tab/><text:tab/><text:tab/><text:tab/><text:tab/><text:tab/><text:tab/><text:tab/><text:tab/><text:tab/>kiracı imza</text:p>
      <text:p text:style-name="P42"/>
      <text:p text:style-name="P42"/>
      <text:p text:style-name="P42"><text:soft-page-break/></text:p>
      <text:p text:style-name="P42"/>
      <text:p text:style-name="P42"/>
      <text:p text:style-name="P42"/>
      <text:p text:style-name="P42"><text:tab/><text:tab/></text:p>
      <text:p text:style-name="P41"><text:tab/> <text:s text:c="14"/></text:p>
      <text:p text:style-name="P28">KİRA FESİH SÖZLEŞMESİ</text:p>
      <text:p text:style-name="P29"/>
      <text:p text:style-name="P35"><text:span text:style-name="T117"><text:tab/></text:span><text:span text:style-name="T137">A</text:span><text:span text:style-name="T129">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text:span><text:span text:style-name="T137">ni tek taraflı olarak fesh ediyorum. Sözleşme şartları ile t</text:span><text:span text:style-name="T117">ahtı icarımda bulunan taşınmazı; </text:span><text:span text:style-name="T137">belirtilen tarihte,</text:span><text:span text:style-name="T126"> </text:span><text:span text:style-name="T129">belirtilen </text:span><text:span text:style-name="T126">kira sözleşme</text:span><text:span text:style-name="T130">sinin</text:span><text:span text:style-name="T126"> şartlarına bağlı kalarak </text:span><text:span text:style-name="T156">tahliye ettim.</text:span></text:p>
      <text:p text:style-name="P30"/>
      <text:p text:style-name="P31"><text:span text:style-name="T189">FESH</text:span><text:span text:style-name="T188"> EDİLE</text:span><text:span text:style-name="T189">N</text:span><text:span text:style-name="T188"> </text:span><text:span text:style-name="T189">SÖZLEŞMENİN</text:span></text:p>
      <text:p text:style-name="P30"/>
      <text:p text:style-name="P36"><text:span text:style-name="T157">Tarihi, <text:s/></text:span><text:span text:style-name="T158">No</text:span><text:span text:style-name="T157"><text:tab/><text:tab/><text:tab/><text:tab/>:<text:tab/></text:span></text:p>
      <text:p text:style-name="P32">Mecurun tahliye Edil<text:span text:style-name="T187">diği </text:span>tarih<text:tab/>:</text:p>
      <text:p text:style-name="P32"/>
      <text:p text:style-name="P38">Kiracı<text:tab/></text:p>
      <text:p text:style-name="P37"><text:span text:style-name="T177">Adı Soyadı</text:span><text:tab/>: <text:span text:style-name="T39">Murat</text:span><text:span text:style-name="T38"> Çalışkan<text:tab/><text:tab/></text:span></text:p>
      <text:p text:style-name="P37"><text:span text:style-name="T177">TC Kimlik No</text:span><text:tab/>: <text:span text:style-name="T82">487 1219 1104</text:span> <text:s/></text:p>
      <text:p text:style-name="P40"><text:span text:style-name="T208">Tebligat </text:span><text:span text:style-name="T207">Adres</text:span><text:span text:style-name="T203">: </text:span><text:span text:style-name="T204">GülbaharHatun Mah. GOP Bulvarı No:84/A TOKAT</text:span></text:p>
      <text:p text:style-name="P39">Telefon No<text:tab/>: <text:tab/></text:p>
      <text:p text:style-name="P34"><text:tab/><text:tab/><text:tab/><text:tab/><text:tab/></text:p>
      <text:p text:style-name="P33"><text:tab/></text:p>
      <text:p text:style-name="P33"/>
      <text:p text:style-name="P33"/>
      <text:p text:style-name="P33"/>
      <text:p text:style-name="P33"><text:tab/><text:tab/><text:tab/><text:tab/><text:tab/><text:tab/><text:tab/><text:tab/><text:span text:style-name="T242">kiracının imzası</text:span></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c18a00" officeooo:paragraph-rsid="00c18a00"/>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
      </style:footer>
      <style:footer-left>
        <text:p text:style-name="Footer"/>
      </style:footer-left>
      <style:footer-first>
        <text:p text:style-name="MP1"/>
      </style:footer-first>
    </style:master-page>
    <style:master-page style:name="First_20_Page" style:display-name="First Page" style:page-layout-name="Mpm2" draw:style-name="Mdp1" style:next-style-name="Standard">
      <style:footer>
        <text:p text:style-name="Footer"/>
      </style:footer>
      <style:footer-left>
        <text:p text:style-name="Footer"/>
      </style:footer-left>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10-04T12:14:16.374474849</dc:date>
    <meta:editing-duration>P2DT2H43M19S</meta:editing-duration>
    <meta:editing-cycles>79</meta:editing-cycles>
    <meta:generator>LibreOffice/7.2.7.2$Linux_X86_64 LibreOffice_project/20$Build-2</meta:generator>
    <meta:print-date>2021-09-01T10:28:33.203158989</meta:print-date>
    <meta:document-statistic meta:table-count="0" meta:image-count="0" meta:object-count="0" meta:page-count="5" meta:paragraph-count="86" meta:word-count="1845" meta:character-count="13861" meta:non-whitespace-character-count="11887"/>
  </office:meta>
</office:document-meta>
</file>